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settings.xml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1.918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1.8984in"/>
    </style:style>
    <style:style style:name="co7" style:family="table-column">
      <style:table-column-properties fo:break-before="auto" style:column-width="2.0075in"/>
    </style:style>
    <style:style style:name="co8" style:family="table-column">
      <style:table-column-properties fo:break-before="auto" style:column-width="0.9827in"/>
    </style:style>
    <style:style style:name="co9" style:family="table-column">
      <style:table-column-properties fo:break-before="auto" style:column-width="1.3189in"/>
    </style:style>
    <style:style style:name="co10" style:family="table-column">
      <style:table-column-properties fo:break-before="auto" style:column-width="1.1874in"/>
    </style:style>
    <style:style style:name="co11" style:family="table-column">
      <style:table-column-properties fo:break-before="auto" style:column-width="1.9398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CPU" table:style-name="ta1">
        <table:shapes>
          <draw:frame draw:z-index="0" draw:style-name="gr1" draw:text-style-name="P1" svg:width="5in" svg:height="6in" svg:x="4.5366in" svg:y="15.3937in">
            <draw:object draw:notify-on-update-of-ranges="CPU.A2:CPU.A101 CPU.B1:CPU.B1 CPU.B2:CPU.B101 CPU.A2:CPU.A101 CPU.C1:CPU.C1 CPU.C2:CPU.C101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Request</text:p>
          </table:table-cell>
          <table:table-cell office:value-type="string">
            <text:p><text:span text:style-name="T1">CPU overload</text:span> (using FaaS)</text:p>
          </table:table-cell>
          <table:table-cell office:value-type="string">
            <text:p>CPU overload (without FaaS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494106">
            <text:p>1.494106</text:p>
          </table:table-cell>
          <table:table-cell office:value-type="float" office:value="0.302426">
            <text:p>0.30242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635319">
            <text:p>1.635319</text:p>
          </table:table-cell>
          <table:table-cell office:value-type="float" office:value="0.307657">
            <text:p>0.30765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451598">
            <text:p>1.451598</text:p>
          </table:table-cell>
          <table:table-cell office:value-type="float" office:value="0.325825">
            <text:p>0.32582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.411314">
            <text:p>1.411314</text:p>
          </table:table-cell>
          <table:table-cell office:value-type="float" office:value="0.327536">
            <text:p>0.32753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.47746">
            <text:p>1.47746</text:p>
          </table:table-cell>
          <table:table-cell office:value-type="float" office:value="0.420663">
            <text:p>0.42066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.556622">
            <text:p>1.556622</text:p>
          </table:table-cell>
          <table:table-cell office:value-type="float" office:value="0.425336">
            <text:p>0.425336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.418878">
            <text:p>2.418878</text:p>
          </table:table-cell>
          <table:table-cell office:value-type="float" office:value="0.478661">
            <text:p>0.47866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.676934">
            <text:p>1.676934</text:p>
          </table:table-cell>
          <table:table-cell office:value-type="float" office:value="0.536063">
            <text:p>0.53606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.483475">
            <text:p>1.483475</text:p>
          </table:table-cell>
          <table:table-cell office:value-type="float" office:value="0.542232">
            <text:p>0.54223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.666243">
            <text:p>1.666243</text:p>
          </table:table-cell>
          <table:table-cell office:value-type="float" office:value="0.587011">
            <text:p>0.58701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.660661">
            <text:p>1.660661</text:p>
          </table:table-cell>
          <table:table-cell office:value-type="float" office:value="0.589251">
            <text:p>0.58925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.405712">
            <text:p>1.405712</text:p>
          </table:table-cell>
          <table:table-cell office:value-type="float" office:value="0.589842">
            <text:p>0.58984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.802389">
            <text:p>1.802389</text:p>
          </table:table-cell>
          <table:table-cell office:value-type="float" office:value="0.59926">
            <text:p>0.5992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.525113">
            <text:p>1.525113</text:p>
          </table:table-cell>
          <table:table-cell office:value-type="float" office:value="0.641517">
            <text:p>0.64151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.657088">
            <text:p>1.657088</text:p>
          </table:table-cell>
          <table:table-cell office:value-type="float" office:value="0.646805">
            <text:p>0.64680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.273691">
            <text:p>1.273691</text:p>
          </table:table-cell>
          <table:table-cell office:value-type="float" office:value="0.663558">
            <text:p>0.663558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.570243">
            <text:p>1.570243</text:p>
          </table:table-cell>
          <table:table-cell office:value-type="float" office:value="0.673266">
            <text:p>0.67326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.779557">
            <text:p>1.779557</text:p>
          </table:table-cell>
          <table:table-cell office:value-type="float" office:value="0.686765">
            <text:p>0.68676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.500358">
            <text:p>2.500358</text:p>
          </table:table-cell>
          <table:table-cell office:value-type="float" office:value="0.725062">
            <text:p>0.72506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.199932">
            <text:p>2.199932</text:p>
          </table:table-cell>
          <table:table-cell office:value-type="float" office:value="0.734111">
            <text:p>0.73411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.786913">
            <text:p>1.786913</text:p>
          </table:table-cell>
          <table:table-cell office:value-type="float" office:value="0.735479">
            <text:p>0.73547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.527509">
            <text:p>1.527509</text:p>
          </table:table-cell>
          <table:table-cell office:value-type="float" office:value="0.744684">
            <text:p>0.744684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.619232">
            <text:p>1.619232</text:p>
          </table:table-cell>
          <table:table-cell office:value-type="float" office:value="0.760655">
            <text:p>0.76065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.582471">
            <text:p>1.582471</text:p>
          </table:table-cell>
          <table:table-cell office:value-type="float" office:value="0.771291">
            <text:p>0.77129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.686666">
            <text:p>1.686666</text:p>
          </table:table-cell>
          <table:table-cell office:value-type="float" office:value="0.795338">
            <text:p>0.795338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.703646">
            <text:p>1.703646</text:p>
          </table:table-cell>
          <table:table-cell office:value-type="float" office:value="0.808605">
            <text:p>0.80860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.652591">
            <text:p>1.652591</text:p>
          </table:table-cell>
          <table:table-cell office:value-type="float" office:value="0.835743">
            <text:p>0.83574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.452855">
            <text:p>1.452855</text:p>
          </table:table-cell>
          <table:table-cell office:value-type="float" office:value="0.844491">
            <text:p>0.844491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.753341">
            <text:p>1.753341</text:p>
          </table:table-cell>
          <table:table-cell office:value-type="float" office:value="0.844752">
            <text:p>0.84475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.64014">
            <text:p>1.64014</text:p>
          </table:table-cell>
          <table:table-cell office:value-type="float" office:value="0.845953">
            <text:p>0.84595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.416232">
            <text:p>1.416232</text:p>
          </table:table-cell>
          <table:table-cell office:value-type="float" office:value="0.85909">
            <text:p>0.8590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.24326">
            <text:p>2.24326</text:p>
          </table:table-cell>
          <table:table-cell office:value-type="float" office:value="0.89835">
            <text:p>0.8983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.00789">
            <text:p>2.00789</text:p>
          </table:table-cell>
          <table:table-cell office:value-type="float" office:value="0.901018">
            <text:p>0.90101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.283758">
            <text:p>1.283758</text:p>
          </table:table-cell>
          <table:table-cell office:value-type="float" office:value="0.916822">
            <text:p>0.916822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.513092">
            <text:p>1.513092</text:p>
          </table:table-cell>
          <table:table-cell office:value-type="float" office:value="0.922138">
            <text:p>0.922138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.557081">
            <text:p>1.557081</text:p>
          </table:table-cell>
          <table:table-cell office:value-type="float" office:value="0.92451">
            <text:p>0.92451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.681671">
            <text:p>1.681671</text:p>
          </table:table-cell>
          <table:table-cell office:value-type="float" office:value="0.933873">
            <text:p>0.93387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.380127">
            <text:p>1.380127</text:p>
          </table:table-cell>
          <table:table-cell office:value-type="float" office:value="0.938782">
            <text:p>0.938782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.416958">
            <text:p>1.416958</text:p>
          </table:table-cell>
          <table:table-cell office:value-type="float" office:value="0.981563">
            <text:p>0.98156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.32308">
            <text:p>1.32308</text:p>
          </table:table-cell>
          <table:table-cell office:value-type="float" office:value="1.005391">
            <text:p>1.005391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.461167">
            <text:p>1.461167</text:p>
          </table:table-cell>
          <table:table-cell office:value-type="float" office:value="1.005546">
            <text:p>1.005546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.21965">
            <text:p>2.21965</text:p>
          </table:table-cell>
          <table:table-cell office:value-type="float" office:value="1.014582">
            <text:p>1.014582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.357455">
            <text:p>2.357455</text:p>
          </table:table-cell>
          <table:table-cell office:value-type="float" office:value="1.028738">
            <text:p>1.028738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.478745">
            <text:p>1.478745</text:p>
          </table:table-cell>
          <table:table-cell office:value-type="float" office:value="1.033038">
            <text:p>1.033038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.339428">
            <text:p>2.339428</text:p>
          </table:table-cell>
          <table:table-cell office:value-type="float" office:value="1.048757">
            <text:p>1.048757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.656731">
            <text:p>2.656731</text:p>
          </table:table-cell>
          <table:table-cell office:value-type="float" office:value="1.069143">
            <text:p>1.069143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.588197">
            <text:p>2.588197</text:p>
          </table:table-cell>
          <table:table-cell office:value-type="float" office:value="1.071422">
            <text:p>1.071422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.333109">
            <text:p>2.333109</text:p>
          </table:table-cell>
          <table:table-cell office:value-type="float" office:value="1.078693">
            <text:p>1.078693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.590754">
            <text:p>2.590754</text:p>
          </table:table-cell>
          <table:table-cell office:value-type="float" office:value="1.10083">
            <text:p>1.1008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.272115">
            <text:p>2.272115</text:p>
          </table:table-cell>
          <table:table-cell office:value-type="float" office:value="1.106683">
            <text:p>1.106683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.29841">
            <text:p>1.29841</text:p>
          </table:table-cell>
          <table:table-cell office:value-type="float" office:value="1.111229">
            <text:p>1.111229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.597896">
            <text:p>2.597896</text:p>
          </table:table-cell>
          <table:table-cell office:value-type="float" office:value="1.120255">
            <text:p>1.12025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.654701">
            <text:p>2.654701</text:p>
          </table:table-cell>
          <table:table-cell office:value-type="float" office:value="1.125509">
            <text:p>1.12550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.34443">
            <text:p>1.34443</text:p>
          </table:table-cell>
          <table:table-cell office:value-type="float" office:value="1.129724">
            <text:p>1.129724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.266447">
            <text:p>2.266447</text:p>
          </table:table-cell>
          <table:table-cell office:value-type="float" office:value="1.132163">
            <text:p>1.13216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.409614">
            <text:p>2.409614</text:p>
          </table:table-cell>
          <table:table-cell office:value-type="float" office:value="1.132935">
            <text:p>1.13293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.783434">
            <text:p>2.783434</text:p>
          </table:table-cell>
          <table:table-cell office:value-type="float" office:value="1.138176">
            <text:p>1.138176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.734797">
            <text:p>2.734797</text:p>
          </table:table-cell>
          <table:table-cell office:value-type="float" office:value="1.165785">
            <text:p>1.16578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.646502">
            <text:p>2.646502</text:p>
          </table:table-cell>
          <table:table-cell office:value-type="float" office:value="1.17879">
            <text:p>1.17879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.306213">
            <text:p>1.306213</text:p>
          </table:table-cell>
          <table:table-cell office:value-type="float" office:value="1.187502">
            <text:p>1.187502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.469351">
            <text:p>2.469351</text:p>
          </table:table-cell>
          <table:table-cell office:value-type="float" office:value="1.19849">
            <text:p>1.19849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.778798">
            <text:p>2.778798</text:p>
          </table:table-cell>
          <table:table-cell office:value-type="float" office:value="1.206248">
            <text:p>1.206248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.420386">
            <text:p>1.420386</text:p>
          </table:table-cell>
          <table:table-cell office:value-type="float" office:value="1.219951">
            <text:p>1.219951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.249608">
            <text:p>1.249608</text:p>
          </table:table-cell>
          <table:table-cell office:value-type="float" office:value="1.227611">
            <text:p>1.227611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.304503">
            <text:p>1.304503</text:p>
          </table:table-cell>
          <table:table-cell office:value-type="float" office:value="1.243815">
            <text:p>1.24381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.455386">
            <text:p>2.455386</text:p>
          </table:table-cell>
          <table:table-cell office:value-type="float" office:value="1.260845">
            <text:p>1.26084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.418204">
            <text:p>2.418204</text:p>
          </table:table-cell>
          <table:table-cell office:value-type="float" office:value="1.278881">
            <text:p>1.27888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.863877">
            <text:p>2.863877</text:p>
          </table:table-cell>
          <table:table-cell office:value-type="float" office:value="1.279413">
            <text:p>1.279413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.374825">
            <text:p>3.374825</text:p>
          </table:table-cell>
          <table:table-cell office:value-type="float" office:value="1.311483">
            <text:p>1.31148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.283468">
            <text:p>2.283468</text:p>
          </table:table-cell>
          <table:table-cell office:value-type="float" office:value="1.31703">
            <text:p>1.31703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.462768">
            <text:p>2.462768</text:p>
          </table:table-cell>
          <table:table-cell office:value-type="float" office:value="1.318848">
            <text:p>1.318848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.311342">
            <text:p>2.311342</text:p>
          </table:table-cell>
          <table:table-cell office:value-type="float" office:value="1.32949">
            <text:p>1.32949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.201547">
            <text:p>1.201547</text:p>
          </table:table-cell>
          <table:table-cell office:value-type="float" office:value="1.343754">
            <text:p>1.343754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.483767">
            <text:p>2.483767</text:p>
          </table:table-cell>
          <table:table-cell office:value-type="float" office:value="1.369532">
            <text:p>1.369532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.19225">
            <text:p>1.19225</text:p>
          </table:table-cell>
          <table:table-cell office:value-type="float" office:value="1.390628">
            <text:p>1.390628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.124722">
            <text:p>1.124722</text:p>
          </table:table-cell>
          <table:table-cell office:value-type="float" office:value="1.404841">
            <text:p>1.404841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.373642">
            <text:p>2.373642</text:p>
          </table:table-cell>
          <table:table-cell office:value-type="float" office:value="1.428847">
            <text:p>1.42884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.220296">
            <text:p>2.220296</text:p>
          </table:table-cell>
          <table:table-cell office:value-type="float" office:value="1.43873">
            <text:p>1.4387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.227344">
            <text:p>1.227344</text:p>
          </table:table-cell>
          <table:table-cell office:value-type="float" office:value="1.444936">
            <text:p>1.444936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.146688">
            <text:p>1.146688</text:p>
          </table:table-cell>
          <table:table-cell office:value-type="float" office:value="1.448048">
            <text:p>1.448048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.992421">
            <text:p>1.992421</text:p>
          </table:table-cell>
          <table:table-cell office:value-type="float" office:value="1.483358">
            <text:p>1.483358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.218878">
            <text:p>1.218878</text:p>
          </table:table-cell>
          <table:table-cell office:value-type="float" office:value="1.503517">
            <text:p>1.503517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.452461">
            <text:p>1.452461</text:p>
          </table:table-cell>
          <table:table-cell office:value-type="float" office:value="1.986505">
            <text:p>1.98650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.270527">
            <text:p>1.270527</text:p>
          </table:table-cell>
          <table:table-cell office:value-type="float" office:value="2.077266">
            <text:p>2.077266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.728535">
            <text:p>2.728535</text:p>
          </table:table-cell>
          <table:table-cell office:value-type="float" office:value="2.083376">
            <text:p>2.08337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.593778">
            <text:p>2.593778</text:p>
          </table:table-cell>
          <table:table-cell office:value-type="float" office:value="2.166028">
            <text:p>2.166028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.770882">
            <text:p>2.770882</text:p>
          </table:table-cell>
          <table:table-cell office:value-type="float" office:value="2.224333">
            <text:p>2.224333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.752324">
            <text:p>2.752324</text:p>
          </table:table-cell>
          <table:table-cell office:value-type="float" office:value="2.246282">
            <text:p>2.246282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.272794">
            <text:p>1.272794</text:p>
          </table:table-cell>
          <table:table-cell office:value-type="float" office:value="2.309683">
            <text:p>2.30968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.523023">
            <text:p>1.523023</text:p>
          </table:table-cell>
          <table:table-cell office:value-type="float" office:value="2.368306">
            <text:p>2.368306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.370992">
            <text:p>2.370992</text:p>
          </table:table-cell>
          <table:table-cell office:value-type="float" office:value="2.402236">
            <text:p>2.402236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.295263">
            <text:p>1.295263</text:p>
          </table:table-cell>
          <table:table-cell office:value-type="float" office:value="2.404101">
            <text:p>2.404101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.566174">
            <text:p>1.566174</text:p>
          </table:table-cell>
          <table:table-cell office:value-type="float" office:value="2.529147">
            <text:p>2.529147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.536004">
            <text:p>1.536004</text:p>
          </table:table-cell>
          <table:table-cell office:value-type="float" office:value="2.540549">
            <text:p>2.540549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.52589">
            <text:p>2.52589</text:p>
          </table:table-cell>
          <table:table-cell office:value-type="float" office:value="2.574114">
            <text:p>2.574114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.629054">
            <text:p>1.629054</text:p>
          </table:table-cell>
          <table:table-cell office:value-type="float" office:value="2.577793">
            <text:p>2.577793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.712123">
            <text:p>1.712123</text:p>
          </table:table-cell>
          <table:table-cell office:value-type="float" office:value="2.58192">
            <text:p>2.58192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2.659673">
            <text:p>2.659673</text:p>
          </table:table-cell>
          <table:table-cell office:value-type="float" office:value="2.586866">
            <text:p>2.586866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.546779">
            <text:p>1.546779</text:p>
          </table:table-cell>
          <table:table-cell office:value-type="float" office:value="2.605104">
            <text:p>2.605104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.225025">
            <text:p>2.225025</text:p>
          </table:table-cell>
          <table:table-cell office:value-type="float" office:value="2.696479">
            <text:p>2.696479</text:p>
          </table:table-cell>
        </table:table-row>
      </table:table>
      <table:table table:name="Memory" table:style-name="ta1">
        <table:shapes>
          <draw:frame draw:z-index="0" draw:style-name="gr1" draw:text-style-name="P1" svg:width="5in" svg:height="6in" svg:x="2.1413in" svg:y="17.0673in">
            <draw:object draw:notify-on-update-of-ranges="Memory.A2:Memory.A101 Memory.B1:Memory.B1 Memory.B2:Memory.B101 Memory.A2:Memory.A101 Memory.C1:Memory.C1 Memory.C2:Memory.C101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>
            <text:p>Request</text:p>
          </table:table-cell>
          <table:table-cell office:value-type="string">
            <text:p><text:span text:style-name="T1">Memory overload</text:span> (using FaaS)</text:p>
          </table:table-cell>
          <table:table-cell office:value-type="string">
            <text:p>Memory overload (without FaaS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.740452">
            <text:p>4.740452</text:p>
          </table:table-cell>
          <table:table-cell office:value-type="float" office:value="0.403383">
            <text:p>0.40338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.975191">
            <text:p>2.975191</text:p>
          </table:table-cell>
          <table:table-cell office:value-type="float" office:value="0.518637">
            <text:p>0.51863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.135171">
            <text:p>5.135171</text:p>
          </table:table-cell>
          <table:table-cell office:value-type="float" office:value="0.571927">
            <text:p>0.57192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198794">
            <text:p>3.198794</text:p>
          </table:table-cell>
          <table:table-cell office:value-type="float" office:value="2.084519">
            <text:p>2.08451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.664794">
            <text:p>4.664794</text:p>
          </table:table-cell>
          <table:table-cell office:value-type="float" office:value="2.18887">
            <text:p>2.1888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.861765">
            <text:p>5.861765</text:p>
          </table:table-cell>
          <table:table-cell office:value-type="float" office:value="2.294718">
            <text:p>2.29471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.832313">
            <text:p>4.832313</text:p>
          </table:table-cell>
          <table:table-cell office:value-type="float" office:value="2.333132">
            <text:p>2.33313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.407998">
            <text:p>5.407998</text:p>
          </table:table-cell>
          <table:table-cell office:value-type="float" office:value="2.410114">
            <text:p>2.410114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.959386">
            <text:p>3.959386</text:p>
          </table:table-cell>
          <table:table-cell office:value-type="float" office:value="7.398706">
            <text:p>7.3987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.64015">
            <text:p>4.64015</text:p>
          </table:table-cell>
          <table:table-cell office:value-type="float" office:value="1.435668">
            <text:p>1.43566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.791504">
            <text:p>4.791504</text:p>
          </table:table-cell>
          <table:table-cell office:value-type="float" office:value="7.252457">
            <text:p>7.25245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.388197">
            <text:p>4.388197</text:p>
          </table:table-cell>
          <table:table-cell office:value-type="float" office:value="1.836282">
            <text:p>1.83628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.728719">
            <text:p>2.728719</text:p>
          </table:table-cell>
          <table:table-cell office:value-type="float" office:value="1.586921">
            <text:p>1.58692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.711213">
            <text:p>2.711213</text:p>
          </table:table-cell>
          <table:table-cell office:value-type="float" office:value="1.369705">
            <text:p>1.36970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.971364">
            <text:p>2.971364</text:p>
          </table:table-cell>
          <table:table-cell office:value-type="float" office:value="7.269109">
            <text:p>7.26910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.822759">
            <text:p>2.822759</text:p>
          </table:table-cell>
          <table:table-cell office:value-type="float" office:value="1.717092">
            <text:p>1.71709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.943291">
            <text:p>2.943291</text:p>
          </table:table-cell>
          <table:table-cell office:value-type="float" office:value="1.893605">
            <text:p>1.89360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.024159">
            <text:p>3.024159</text:p>
          </table:table-cell>
          <table:table-cell office:value-type="float" office:value="1.975693">
            <text:p>1.97569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.585748">
            <text:p>3.585748</text:p>
          </table:table-cell>
          <table:table-cell office:value-type="float" office:value="1.603724">
            <text:p>1.60372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.838411">
            <text:p>2.838411</text:p>
          </table:table-cell>
          <table:table-cell office:value-type="float" office:value="0.842646">
            <text:p>0.84264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.121558">
            <text:p>3.121558</text:p>
          </table:table-cell>
          <table:table-cell office:value-type="float" office:value="7.076127">
            <text:p>7.07612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.892965">
            <text:p>2.892965</text:p>
          </table:table-cell>
          <table:table-cell office:value-type="float" office:value="1.427966">
            <text:p>1.427966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.64697">
            <text:p>2.64697</text:p>
          </table:table-cell>
          <table:table-cell office:value-type="float" office:value="0.583538">
            <text:p>0.583538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.693501">
            <text:p>2.693501</text:p>
          </table:table-cell>
          <table:table-cell office:value-type="float" office:value="1.15254">
            <text:p>1.1525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.274512">
            <text:p>2.274512</text:p>
          </table:table-cell>
          <table:table-cell office:value-type="float" office:value="0.921506">
            <text:p>0.921506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.718608">
            <text:p>2.718608</text:p>
          </table:table-cell>
          <table:table-cell office:value-type="float" office:value="0.85477">
            <text:p>0.8547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.487019">
            <text:p>3.487019</text:p>
          </table:table-cell>
          <table:table-cell office:value-type="float" office:value="0.643496">
            <text:p>0.643496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.114701">
            <text:p>4.114701</text:p>
          </table:table-cell>
          <table:table-cell office:value-type="float" office:value="1.046374">
            <text:p>1.046374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.58638">
            <text:p>3.58638</text:p>
          </table:table-cell>
          <table:table-cell office:value-type="float" office:value="0.658249">
            <text:p>0.65824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.560091">
            <text:p>4.560091</text:p>
          </table:table-cell>
          <table:table-cell office:value-type="float" office:value="1.009173">
            <text:p>1.00917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4.36698">
            <text:p>4.36698</text:p>
          </table:table-cell>
          <table:table-cell office:value-type="float" office:value="2.542316">
            <text:p>2.542316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.200442">
            <text:p>4.200442</text:p>
          </table:table-cell>
          <table:table-cell office:value-type="float" office:value="7.32968">
            <text:p>7.32968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.76486">
            <text:p>3.76486</text:p>
          </table:table-cell>
          <table:table-cell office:value-type="float" office:value="2.651823">
            <text:p>2.65182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.336951">
            <text:p>4.336951</text:p>
          </table:table-cell>
          <table:table-cell office:value-type="float" office:value="2.233234">
            <text:p>2.233234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.897547">
            <text:p>2.897547</text:p>
          </table:table-cell>
          <table:table-cell office:value-type="float" office:value="2.323753">
            <text:p>2.32375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.810777">
            <text:p>4.810777</text:p>
          </table:table-cell>
          <table:table-cell office:value-type="float" office:value="7.186494">
            <text:p>7.186494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.464236">
            <text:p>4.464236</text:p>
          </table:table-cell>
          <table:table-cell office:value-type="float" office:value="2.385612">
            <text:p>2.385612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.840638">
            <text:p>4.840638</text:p>
          </table:table-cell>
          <table:table-cell office:value-type="float" office:value="2.460343">
            <text:p>2.46034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.017321">
            <text:p>4.017321</text:p>
          </table:table-cell>
          <table:table-cell office:value-type="float" office:value="2.700412">
            <text:p>2.700412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.585225">
            <text:p>4.585225</text:p>
          </table:table-cell>
          <table:table-cell office:value-type="float" office:value="3.040177">
            <text:p>3.040177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.612282">
            <text:p>3.612282</text:p>
          </table:table-cell>
          <table:table-cell office:value-type="float" office:value="3.301346">
            <text:p>3.301346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.901177">
            <text:p>4.901177</text:p>
          </table:table-cell>
          <table:table-cell office:value-type="float" office:value="7.300062">
            <text:p>7.300062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.898977">
            <text:p>4.898977</text:p>
          </table:table-cell>
          <table:table-cell office:value-type="float" office:value="7.383745">
            <text:p>7.38374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.046628">
            <text:p>5.046628</text:p>
          </table:table-cell>
          <table:table-cell office:value-type="float" office:value="2.712085">
            <text:p>2.71208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.118007">
            <text:p>4.118007</text:p>
          </table:table-cell>
          <table:table-cell office:value-type="float" office:value="2.76275">
            <text:p>2.7627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.054145">
            <text:p>5.054145</text:p>
          </table:table-cell>
          <table:table-cell office:value-type="float" office:value="2.831238">
            <text:p>2.831238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.298702">
            <text:p>3.298702</text:p>
          </table:table-cell>
          <table:table-cell office:value-type="float" office:value="2.946948">
            <text:p>2.946948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.179292">
            <text:p>3.179292</text:p>
          </table:table-cell>
          <table:table-cell office:value-type="float" office:value="3.147205">
            <text:p>3.14720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.337351">
            <text:p>3.337351</text:p>
          </table:table-cell>
          <table:table-cell office:value-type="float" office:value="3.045881">
            <text:p>3.04588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.036367">
            <text:p>5.036367</text:p>
          </table:table-cell>
          <table:table-cell office:value-type="float" office:value="3.376318">
            <text:p>3.376318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.356425">
            <text:p>3.356425</text:p>
          </table:table-cell>
          <table:table-cell office:value-type="float" office:value="3.284769">
            <text:p>3.284769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.367732">
            <text:p>3.367732</text:p>
          </table:table-cell>
          <table:table-cell office:value-type="float" office:value="3.397698">
            <text:p>3.397698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.424748">
            <text:p>3.424748</text:p>
          </table:table-cell>
          <table:table-cell office:value-type="float" office:value="3.509507">
            <text:p>3.509507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.183559">
            <text:p>3.183559</text:p>
          </table:table-cell>
          <table:table-cell office:value-type="float" office:value="7.353801">
            <text:p>7.353801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.244988">
            <text:p>3.244988</text:p>
          </table:table-cell>
          <table:table-cell office:value-type="float" office:value="3.656235">
            <text:p>3.65623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.124649">
            <text:p>3.124649</text:p>
          </table:table-cell>
          <table:table-cell office:value-type="float" office:value="3.602161">
            <text:p>3.602161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3.694445">
            <text:p>3.694445</text:p>
          </table:table-cell>
          <table:table-cell office:value-type="float" office:value="3.888034">
            <text:p>3.888034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.215672">
            <text:p>2.215672</text:p>
          </table:table-cell>
          <table:table-cell office:value-type="float" office:value="3.698278">
            <text:p>3.698278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3.291044">
            <text:p>3.291044</text:p>
          </table:table-cell>
          <table:table-cell office:value-type="float" office:value="3.773792">
            <text:p>3.773792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.256215">
            <text:p>2.256215</text:p>
          </table:table-cell>
          <table:table-cell office:value-type="float" office:value="7.38744">
            <text:p>7.38744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4.076567">
            <text:p>4.076567</text:p>
          </table:table-cell>
          <table:table-cell office:value-type="float" office:value="4.590808">
            <text:p>4.590808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3.193138">
            <text:p>3.193138</text:p>
          </table:table-cell>
          <table:table-cell office:value-type="float" office:value="4.012883">
            <text:p>4.01288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.769785">
            <text:p>2.769785</text:p>
          </table:table-cell>
          <table:table-cell office:value-type="float" office:value="4.232349">
            <text:p>4.232349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.486369">
            <text:p>2.486369</text:p>
          </table:table-cell>
          <table:table-cell office:value-type="float" office:value="4.127181">
            <text:p>4.127181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.766076">
            <text:p>2.766076</text:p>
          </table:table-cell>
          <table:table-cell office:value-type="float" office:value="3.895523">
            <text:p>3.89552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.303684">
            <text:p>3.303684</text:p>
          </table:table-cell>
          <table:table-cell office:value-type="float" office:value="7.655949">
            <text:p>7.655949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.926499">
            <text:p>2.926499</text:p>
          </table:table-cell>
          <table:table-cell office:value-type="float" office:value="4.000474">
            <text:p>4.000474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.550508">
            <text:p>3.550508</text:p>
          </table:table-cell>
          <table:table-cell office:value-type="float" office:value="7.371661">
            <text:p>7.37166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5.189832">
            <text:p>5.189832</text:p>
          </table:table-cell>
          <table:table-cell office:value-type="float" office:value="7.485176">
            <text:p>7.48517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.032182">
            <text:p>3.032182</text:p>
          </table:table-cell>
          <table:table-cell office:value-type="float" office:value="4.371704">
            <text:p>4.3717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.178164">
            <text:p>3.178164</text:p>
          </table:table-cell>
          <table:table-cell office:value-type="float" office:value="4.280543">
            <text:p>4.280543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.214639">
            <text:p>3.214639</text:p>
          </table:table-cell>
          <table:table-cell office:value-type="float" office:value="7.386738">
            <text:p>7.386738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.822384">
            <text:p>2.822384</text:p>
          </table:table-cell>
          <table:table-cell office:value-type="float" office:value="4.214979">
            <text:p>4.214979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.035764">
            <text:p>3.035764</text:p>
          </table:table-cell>
          <table:table-cell office:value-type="float" office:value="4.516416">
            <text:p>4.516416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.565859">
            <text:p>4.565859</text:p>
          </table:table-cell>
          <table:table-cell office:value-type="float" office:value="4.821874">
            <text:p>4.821874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.028083">
            <text:p>2.028083</text:p>
          </table:table-cell>
          <table:table-cell office:value-type="float" office:value="4.755787">
            <text:p>4.755787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.0582">
            <text:p>3.0582</text:p>
          </table:table-cell>
          <table:table-cell office:value-type="float" office:value="4.563934">
            <text:p>4.56393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.977352">
            <text:p>2.977352</text:p>
          </table:table-cell>
          <table:table-cell office:value-type="float" office:value="4.895953">
            <text:p>4.89595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.549217">
            <text:p>4.549217</text:p>
          </table:table-cell>
          <table:table-cell office:value-type="float" office:value="4.637431">
            <text:p>4.637431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.218958">
            <text:p>3.218958</text:p>
          </table:table-cell>
          <table:table-cell office:value-type="float" office:value="4.931309">
            <text:p>4.931309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.918117">
            <text:p>4.918117</text:p>
          </table:table-cell>
          <table:table-cell office:value-type="float" office:value="4.990119">
            <text:p>4.990119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.088188">
            <text:p>3.088188</text:p>
          </table:table-cell>
          <table:table-cell office:value-type="float" office:value="5.642766">
            <text:p>5.642766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.034194">
            <text:p>3.034194</text:p>
          </table:table-cell>
          <table:table-cell office:value-type="float" office:value="5.39156">
            <text:p>5.3915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.0515">
            <text:p>3.0515</text:p>
          </table:table-cell>
          <table:table-cell office:value-type="float" office:value="5.582909">
            <text:p>5.582909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.8851">
            <text:p>2.8851</text:p>
          </table:table-cell>
          <table:table-cell office:value-type="float" office:value="5.035752">
            <text:p>5.03575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.902664">
            <text:p>4.902664</text:p>
          </table:table-cell>
          <table:table-cell office:value-type="float" office:value="7.479038">
            <text:p>7.479038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.967042">
            <text:p>2.967042</text:p>
          </table:table-cell>
          <table:table-cell office:value-type="float" office:value="5.087385">
            <text:p>5.08738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.884905">
            <text:p>2.884905</text:p>
          </table:table-cell>
          <table:table-cell office:value-type="float" office:value="5.228542">
            <text:p>5.228542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.71414">
            <text:p>4.71414</text:p>
          </table:table-cell>
          <table:table-cell office:value-type="float" office:value="5.283753">
            <text:p>5.28375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.508778">
            <text:p>2.508778</text:p>
          </table:table-cell>
          <table:table-cell office:value-type="float" office:value="5.42149">
            <text:p>5.42149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.071632">
            <text:p>3.071632</text:p>
          </table:table-cell>
          <table:table-cell office:value-type="float" office:value="5.853526">
            <text:p>5.853526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.949415">
            <text:p>2.949415</text:p>
          </table:table-cell>
          <table:table-cell office:value-type="float" office:value="7.504311">
            <text:p>7.504311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2.896977">
            <text:p>2.896977</text:p>
          </table:table-cell>
          <table:table-cell office:value-type="float" office:value="5.796349">
            <text:p>5.796349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.592367">
            <text:p>4.592367</text:p>
          </table:table-cell>
          <table:table-cell office:value-type="float" office:value="5.608506">
            <text:p>5.608506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.127094">
            <text:p>3.127094</text:p>
          </table:table-cell>
          <table:table-cell office:value-type="float" office:value="5.720664">
            <text:p>5.720664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.515151">
            <text:p>3.515151</text:p>
          </table:table-cell>
          <table:table-cell office:value-type="float" office:value="5.921011">
            <text:p>5.921011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.292454">
            <text:p>2.292454</text:p>
          </table:table-cell>
          <table:table-cell office:value-type="float" office:value="6.032799">
            <text:p>6.032799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2.212036">
            <text:p>2.212036</text:p>
          </table:table-cell>
          <table:table-cell office:value-type="float" office:value="7.633877">
            <text:p>7.633877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4.604508">
            <text:p>4.604508</text:p>
          </table:table-cell>
          <table:table-cell office:value-type="float" office:value="6.127633">
            <text:p>6.127633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.952324">
            <text:p>2.952324</text:p>
          </table:table-cell>
          <table:table-cell office:value-type="float" office:value="6.065661">
            <text:p>6.065661</text:p>
          </table:table-cell>
        </table:table-row>
      </table:table>
      <table:table table:name="IO" table:style-name="ta1">
        <table:shapes>
          <draw:frame draw:z-index="0" draw:style-name="gr1" draw:text-style-name="P1" svg:width="5in" svg:height="6in" svg:x="3.9787in" svg:y="0.0008in">
            <draw:object draw:notify-on-update-of-ranges="IO.A2:IO.A101 IO.B1:IO.B1 IO.B2:IO.B101 IO.A2:IO.A101 IO.C1:IO.C1 IO.C2:IO.C101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>
            <text:p>Request</text:p>
          </table:table-cell>
          <table:table-cell office:value-type="string">
            <text:p><text:span text:style-name="T1">I/O overload</text:span> (using FaaS)</text:p>
          </table:table-cell>
          <table:table-cell office:value-type="string">
            <text:p>I/O overload (without FaaS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.432558">
            <text:p>20.432558</text:p>
          </table:table-cell>
          <table:table-cell office:value-type="float" office:value="47.246169">
            <text:p>47.24616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.100833">
            <text:p>11.100833</text:p>
          </table:table-cell>
          <table:table-cell office:value-type="float" office:value="1.380348">
            <text:p>1.38034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.594724">
            <text:p>10.594724</text:p>
          </table:table-cell>
          <table:table-cell office:value-type="float" office:value="0.934872">
            <text:p>0.93487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.970607">
            <text:p>19.970607</text:p>
          </table:table-cell>
          <table:table-cell office:value-type="float" office:value="1.813684">
            <text:p>1.81368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.585902">
            <text:p>10.585902</text:p>
          </table:table-cell>
          <table:table-cell office:value-type="float" office:value="48.903248">
            <text:p>48.90324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0.586697">
            <text:p>10.586697</text:p>
          </table:table-cell>
          <table:table-cell office:value-type="float" office:value="11.236486">
            <text:p>11.236486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3.263242">
            <text:p>13.263242</text:p>
          </table:table-cell>
          <table:table-cell office:value-type="float" office:value="2.246096">
            <text:p>2.24609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.494182">
            <text:p>13.494182</text:p>
          </table:table-cell>
          <table:table-cell office:value-type="float" office:value="2.727813">
            <text:p>2.72781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.005153">
            <text:p>20.005153</text:p>
          </table:table-cell>
          <table:table-cell office:value-type="float" office:value="3.639131">
            <text:p>3.63913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.633996">
            <text:p>17.633996</text:p>
          </table:table-cell>
          <table:table-cell office:value-type="float" office:value="9.497322">
            <text:p>9.49732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.663612">
            <text:p>9.663612</text:p>
          </table:table-cell>
          <table:table-cell office:value-type="float" office:value="3.122484">
            <text:p>3.12248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.838632">
            <text:p>8.838632</text:p>
          </table:table-cell>
          <table:table-cell office:value-type="float" office:value="55.643561">
            <text:p>55.64356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.683393">
            <text:p>9.683393</text:p>
          </table:table-cell>
          <table:table-cell office:value-type="float" office:value="9.960519">
            <text:p>9.96051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.498749">
            <text:p>8.498749</text:p>
          </table:table-cell>
          <table:table-cell office:value-type="float" office:value="10.570402">
            <text:p>10.57040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.659396">
            <text:p>8.659396</text:p>
          </table:table-cell>
          <table:table-cell office:value-type="float" office:value="8.309658">
            <text:p>8.30965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.622211">
            <text:p>10.622211</text:p>
          </table:table-cell>
          <table:table-cell office:value-type="float" office:value="3.994744">
            <text:p>3.99474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.066968">
            <text:p>12.066968</text:p>
          </table:table-cell>
          <table:table-cell office:value-type="float" office:value="6.037887">
            <text:p>6.03788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.468845">
            <text:p>11.468845</text:p>
          </table:table-cell>
          <table:table-cell office:value-type="float" office:value="5.537005">
            <text:p>5.53700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.120382">
            <text:p>12.120382</text:p>
          </table:table-cell>
          <table:table-cell office:value-type="float" office:value="4.485446">
            <text:p>4.48544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.659359">
            <text:p>9.659359</text:p>
          </table:table-cell>
          <table:table-cell office:value-type="float" office:value="46.570417">
            <text:p>46.57041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2.070063">
            <text:p>12.070063</text:p>
          </table:table-cell>
          <table:table-cell office:value-type="float" office:value="7.745675">
            <text:p>7.74567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1.734658">
            <text:p>11.734658</text:p>
          </table:table-cell>
          <table:table-cell office:value-type="float" office:value="55.049321">
            <text:p>55.04932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2.075454">
            <text:p>12.075454</text:p>
          </table:table-cell>
          <table:table-cell office:value-type="float" office:value="6.609333">
            <text:p>6.60933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2.114805">
            <text:p>12.114805</text:p>
          </table:table-cell>
          <table:table-cell office:value-type="float" office:value="54.463995">
            <text:p>54.46399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2.051737">
            <text:p>12.051737</text:p>
          </table:table-cell>
          <table:table-cell office:value-type="float" office:value="8.82031">
            <text:p>8.82031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3.380153">
            <text:p>13.380153</text:p>
          </table:table-cell>
          <table:table-cell office:value-type="float" office:value="4.854668">
            <text:p>4.854668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.487138">
            <text:p>8.487138</text:p>
          </table:table-cell>
          <table:table-cell office:value-type="float" office:value="47.646893">
            <text:p>47.64689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.702456">
            <text:p>8.702456</text:p>
          </table:table-cell>
          <table:table-cell office:value-type="float" office:value="7.031006">
            <text:p>7.031006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6.971327">
            <text:p>16.971327</text:p>
          </table:table-cell>
          <table:table-cell office:value-type="float" office:value="48.247222">
            <text:p>48.24722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.790557">
            <text:p>10.790557</text:p>
          </table:table-cell>
          <table:table-cell office:value-type="float" office:value="13.819858">
            <text:p>13.819858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.659818">
            <text:p>10.659818</text:p>
          </table:table-cell>
          <table:table-cell office:value-type="float" office:value="12.106399">
            <text:p>12.10639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9.634774">
            <text:p>19.634774</text:p>
          </table:table-cell>
          <table:table-cell office:value-type="float" office:value="49.271555">
            <text:p>49.27155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9.479963">
            <text:p>9.479963</text:p>
          </table:table-cell>
          <table:table-cell office:value-type="float" office:value="11.484226">
            <text:p>11.484226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.061669">
            <text:p>8.061669</text:p>
          </table:table-cell>
          <table:table-cell office:value-type="float" office:value="12.566925">
            <text:p>12.56692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9.444758">
            <text:p>9.444758</text:p>
          </table:table-cell>
          <table:table-cell office:value-type="float" office:value="13.119788">
            <text:p>13.119788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1.092933">
            <text:p>11.092933</text:p>
          </table:table-cell>
          <table:table-cell office:value-type="float" office:value="14.805175">
            <text:p>14.80517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.532707">
            <text:p>7.532707</text:p>
          </table:table-cell>
          <table:table-cell office:value-type="float" office:value="15.376414">
            <text:p>15.376414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1.805734">
            <text:p>11.805734</text:p>
          </table:table-cell>
          <table:table-cell office:value-type="float" office:value="49.822942">
            <text:p>49.822942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9.456285">
            <text:p>9.456285</text:p>
          </table:table-cell>
          <table:table-cell office:value-type="float" office:value="50.236933">
            <text:p>50.23693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8.203664">
            <text:p>8.203664</text:p>
          </table:table-cell>
          <table:table-cell office:value-type="float" office:value="14.296308">
            <text:p>14.296308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9.429549">
            <text:p>9.429549</text:p>
          </table:table-cell>
          <table:table-cell office:value-type="float" office:value="15.910327">
            <text:p>15.91032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1.809248">
            <text:p>11.809248</text:p>
          </table:table-cell>
          <table:table-cell office:value-type="float" office:value="24.837063">
            <text:p>24.837063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.264521">
            <text:p>5.264521</text:p>
          </table:table-cell>
          <table:table-cell office:value-type="float" office:value="25.493092">
            <text:p>25.493092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9.303741">
            <text:p>9.303741</text:p>
          </table:table-cell>
          <table:table-cell office:value-type="float" office:value="26.610911">
            <text:p>26.610911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3.295923">
            <text:p>13.295923</text:p>
          </table:table-cell>
          <table:table-cell office:value-type="float" office:value="25.993852">
            <text:p>25.99385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.427696">
            <text:p>5.427696</text:p>
          </table:table-cell>
          <table:table-cell office:value-type="float" office:value="28.165588">
            <text:p>28.165588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.95679">
            <text:p>7.95679</text:p>
          </table:table-cell>
          <table:table-cell office:value-type="float" office:value="29.354855">
            <text:p>29.35485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.343418">
            <text:p>5.343418</text:p>
          </table:table-cell>
          <table:table-cell office:value-type="float" office:value="29.86893">
            <text:p>29.86893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.195399">
            <text:p>5.195399</text:p>
          </table:table-cell>
          <table:table-cell office:value-type="float" office:value="22.574435">
            <text:p>22.57443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.214158">
            <text:p>5.214158</text:p>
          </table:table-cell>
          <table:table-cell office:value-type="float" office:value="50.714446">
            <text:p>50.714446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3.059415">
            <text:p>13.059415</text:p>
          </table:table-cell>
          <table:table-cell office:value-type="float" office:value="22.035862">
            <text:p>22.035862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.573383">
            <text:p>11.573383</text:p>
          </table:table-cell>
          <table:table-cell office:value-type="float" office:value="19.676974">
            <text:p>19.676974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1.768542">
            <text:p>11.768542</text:p>
          </table:table-cell>
          <table:table-cell office:value-type="float" office:value="21.41379">
            <text:p>21.4137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1.722098">
            <text:p>11.722098</text:p>
          </table:table-cell>
          <table:table-cell office:value-type="float" office:value="20.275656">
            <text:p>20.275656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.66557">
            <text:p>10.66557</text:p>
          </table:table-cell>
          <table:table-cell office:value-type="float" office:value="23.726477">
            <text:p>23.726477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0.549984">
            <text:p>10.549984</text:p>
          </table:table-cell>
          <table:table-cell office:value-type="float" office:value="23.11325">
            <text:p>23.1132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.868402">
            <text:p>7.868402</text:p>
          </table:table-cell>
          <table:table-cell office:value-type="float" office:value="26.958679">
            <text:p>26.958679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.90497">
            <text:p>7.90497</text:p>
          </table:table-cell>
          <table:table-cell office:value-type="float" office:value="27.606922">
            <text:p>27.606922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0.379966">
            <text:p>10.379966</text:p>
          </table:table-cell>
          <table:table-cell office:value-type="float" office:value="24.219465">
            <text:p>24.21946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.996549">
            <text:p>9.996549</text:p>
          </table:table-cell>
          <table:table-cell office:value-type="float" office:value="28.717998">
            <text:p>28.717998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.865336">
            <text:p>7.865336</text:p>
          </table:table-cell>
          <table:table-cell office:value-type="float" office:value="16.19049">
            <text:p>16.19049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0.067463">
            <text:p>10.067463</text:p>
          </table:table-cell>
          <table:table-cell office:value-type="float" office:value="18.444687">
            <text:p>18.444687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0.074659">
            <text:p>10.074659</text:p>
          </table:table-cell>
          <table:table-cell office:value-type="float" office:value="18.007794">
            <text:p>18.007794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.494051">
            <text:p>10.494051</text:p>
          </table:table-cell>
          <table:table-cell office:value-type="float" office:value="20.681444">
            <text:p>20.681444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.942946">
            <text:p>9.942946</text:p>
          </table:table-cell>
          <table:table-cell office:value-type="float" office:value="16.78252">
            <text:p>16.78252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0.753354">
            <text:p>10.753354</text:p>
          </table:table-cell>
          <table:table-cell office:value-type="float" office:value="17.389848">
            <text:p>17.389848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0.479984">
            <text:p>10.479984</text:p>
          </table:table-cell>
          <table:table-cell office:value-type="float" office:value="18.973673">
            <text:p>18.973673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0.051113">
            <text:p>10.051113</text:p>
          </table:table-cell>
          <table:table-cell office:value-type="float" office:value="51.066329">
            <text:p>51.066329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1.235088">
            <text:p>11.235088</text:p>
          </table:table-cell>
          <table:table-cell office:value-type="float" office:value="33.907575">
            <text:p>33.90757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1.48616">
            <text:p>11.48616</text:p>
          </table:table-cell>
          <table:table-cell office:value-type="float" office:value="51.582654">
            <text:p>51.58265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3.485004">
            <text:p>13.485004</text:p>
          </table:table-cell>
          <table:table-cell office:value-type="float" office:value="33.113893">
            <text:p>33.113893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.520233">
            <text:p>10.520233</text:p>
          </table:table-cell>
          <table:table-cell office:value-type="float" office:value="36.469031">
            <text:p>36.46903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0.315363">
            <text:p>10.315363</text:p>
          </table:table-cell>
          <table:table-cell office:value-type="float" office:value="35.945951">
            <text:p>35.945951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1.548698">
            <text:p>11.548698</text:p>
          </table:table-cell>
          <table:table-cell office:value-type="float" office:value="34.346988">
            <text:p>34.346988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1.295113">
            <text:p>11.295113</text:p>
          </table:table-cell>
          <table:table-cell office:value-type="float" office:value="35.326515">
            <text:p>35.32651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0.130586">
            <text:p>10.130586</text:p>
          </table:table-cell>
          <table:table-cell office:value-type="float" office:value="52.114466">
            <text:p>52.114466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.123681">
            <text:p>11.123681</text:p>
          </table:table-cell>
          <table:table-cell office:value-type="float" office:value="34.690355">
            <text:p>34.69035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9.821744">
            <text:p>9.821744</text:p>
          </table:table-cell>
          <table:table-cell office:value-type="float" office:value="32.024564">
            <text:p>32.024564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1.223106">
            <text:p>11.223106</text:p>
          </table:table-cell>
          <table:table-cell office:value-type="float" office:value="32.36481">
            <text:p>32.36481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1.791125">
            <text:p>11.791125</text:p>
          </table:table-cell>
          <table:table-cell office:value-type="float" office:value="30.154173">
            <text:p>30.154173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0.027641">
            <text:p>10.027641</text:p>
          </table:table-cell>
          <table:table-cell office:value-type="float" office:value="30.681951">
            <text:p>30.681951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1.618929">
            <text:p>11.618929</text:p>
          </table:table-cell>
          <table:table-cell office:value-type="float" office:value="31.24292">
            <text:p>31.24292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1.091732">
            <text:p>11.091732</text:p>
          </table:table-cell>
          <table:table-cell office:value-type="float" office:value="39.146022">
            <text:p>39.146022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0.248045">
            <text:p>10.248045</text:p>
          </table:table-cell>
          <table:table-cell office:value-type="float" office:value="36.873815">
            <text:p>36.87381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3.676336">
            <text:p>13.676336</text:p>
          </table:table-cell>
          <table:table-cell office:value-type="float" office:value="39.719528">
            <text:p>39.71952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3.129291">
            <text:p>13.129291</text:p>
          </table:table-cell>
          <table:table-cell office:value-type="float" office:value="38.585931">
            <text:p>38.585931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1.480087">
            <text:p>11.480087</text:p>
          </table:table-cell>
          <table:table-cell office:value-type="float" office:value="37.968579">
            <text:p>37.968579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0.256857">
            <text:p>10.256857</text:p>
          </table:table-cell>
          <table:table-cell office:value-type="float" office:value="37.403982">
            <text:p>37.403982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3.064797">
            <text:p>13.064797</text:p>
          </table:table-cell>
          <table:table-cell office:value-type="float" office:value="52.576801">
            <text:p>52.57680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0.595613">
            <text:p>10.595613</text:p>
          </table:table-cell>
          <table:table-cell office:value-type="float" office:value="43.493822">
            <text:p>43.493822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1.34235">
            <text:p>11.34235</text:p>
          </table:table-cell>
          <table:table-cell office:value-type="float" office:value="42.982232">
            <text:p>42.982232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3.374676">
            <text:p>13.374676</text:p>
          </table:table-cell>
          <table:table-cell office:value-type="float" office:value="44.653429">
            <text:p>44.653429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1.605153">
            <text:p>11.605153</text:p>
          </table:table-cell>
          <table:table-cell office:value-type="float" office:value="45.220657">
            <text:p>45.220657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0.626502">
            <text:p>10.626502</text:p>
          </table:table-cell>
          <table:table-cell office:value-type="float" office:value="44.083608">
            <text:p>44.083608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2.387677">
            <text:p>12.387677</text:p>
          </table:table-cell>
          <table:table-cell office:value-type="float" office:value="40.195247">
            <text:p>40.195247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1.625211">
            <text:p>11.625211</text:p>
          </table:table-cell>
          <table:table-cell office:value-type="float" office:value="41.238809">
            <text:p>41.238809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2.164655">
            <text:p>12.164655</text:p>
          </table:table-cell>
          <table:table-cell office:value-type="float" office:value="40.617086">
            <text:p>40.617086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1.512358">
            <text:p>11.512358</text:p>
          </table:table-cell>
          <table:table-cell office:value-type="float" office:value="55.243072">
            <text:p>55.243072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2.25371">
            <text:p>12.25371</text:p>
          </table:table-cell>
          <table:table-cell office:value-type="float" office:value="41.73113">
            <text:p>41.73113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.214941">
            <text:p>12.214941</text:p>
          </table:table-cell>
          <table:table-cell office:value-type="float" office:value="52.993865">
            <text:p>52.993865</text:p>
          </table:table-cell>
        </table:table-row>
      </table:table>
      <table:table table:name="Math" table:style-name="ta1">
        <table:shapes>
          <draw:frame draw:z-index="0" draw:style-name="gr1" draw:text-style-name="P1" svg:width="5in" svg:height="6in" svg:x="8.2941in" svg:y="0.6457in">
            <draw:object draw:notify-on-update-of-ranges="Math.A2:Math.A101 Math.B1:Math.B1 Math.B2:Math.B101 Math.A2:Math.A101 Math.C1:Math.C1 Math.C2:Math.C101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>
            <text:p>Request</text:p>
          </table:table-cell>
          <table:table-cell office:value-type="string">
            <text:p>Math workload (using FaaS)</text:p>
          </table:table-cell>
          <table:table-cell office:value-type="string">
            <text:p>Math workload (without FaaS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255123">
            <text:p>1.255123</text:p>
          </table:table-cell>
          <table:table-cell office:value-type="float" office:value="0.314715">
            <text:p>0.31471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16044">
            <text:p>1.16044</text:p>
          </table:table-cell>
          <table:table-cell office:value-type="float" office:value="0.351451">
            <text:p>0.35145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159203">
            <text:p>1.159203</text:p>
          </table:table-cell>
          <table:table-cell office:value-type="float" office:value="0.348233">
            <text:p>0.34823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.256291">
            <text:p>1.256291</text:p>
          </table:table-cell>
          <table:table-cell office:value-type="float" office:value="1.482562">
            <text:p>1.48256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.155058">
            <text:p>1.155058</text:p>
          </table:table-cell>
          <table:table-cell office:value-type="float" office:value="0.389127">
            <text:p>0.38912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.27555">
            <text:p>3.27555</text:p>
          </table:table-cell>
          <table:table-cell office:value-type="float" office:value="0.388019">
            <text:p>0.38801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.207103">
            <text:p>2.207103</text:p>
          </table:table-cell>
          <table:table-cell office:value-type="float" office:value="0.388082">
            <text:p>0.38808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.146629">
            <text:p>1.146629</text:p>
          </table:table-cell>
          <table:table-cell office:value-type="float" office:value="0.378348">
            <text:p>0.378348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.131942">
            <text:p>1.131942</text:p>
          </table:table-cell>
          <table:table-cell office:value-type="float" office:value="1.464714">
            <text:p>1.46471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.22349">
            <text:p>2.22349</text:p>
          </table:table-cell>
          <table:table-cell office:value-type="float" office:value="0.370929">
            <text:p>0.37092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.146238">
            <text:p>1.146238</text:p>
          </table:table-cell>
          <table:table-cell office:value-type="float" office:value="0.44662">
            <text:p>0.4466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.13922">
            <text:p>1.13922</text:p>
          </table:table-cell>
          <table:table-cell office:value-type="float" office:value="0.407239">
            <text:p>0.40723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.161638">
            <text:p>2.161638</text:p>
          </table:table-cell>
          <table:table-cell office:value-type="float" office:value="0.431727">
            <text:p>0.43172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883866">
            <text:p>0.883866</text:p>
          </table:table-cell>
          <table:table-cell office:value-type="float" office:value="0.442104">
            <text:p>0.442104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861828">
            <text:p>0.861828</text:p>
          </table:table-cell>
          <table:table-cell office:value-type="float" office:value="0.421105">
            <text:p>0.42110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.820825">
            <text:p>1.820825</text:p>
          </table:table-cell>
          <table:table-cell office:value-type="float" office:value="0.420399">
            <text:p>0.42039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849614">
            <text:p>0.849614</text:p>
          </table:table-cell>
          <table:table-cell office:value-type="float" office:value="0.452792">
            <text:p>0.45279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.967132">
            <text:p>3.967132</text:p>
          </table:table-cell>
          <table:table-cell office:value-type="float" office:value="0.451084">
            <text:p>0.45108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928626">
            <text:p>0.928626</text:p>
          </table:table-cell>
          <table:table-cell office:value-type="float" office:value="0.398876">
            <text:p>0.39887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950132">
            <text:p>0.950132</text:p>
          </table:table-cell>
          <table:table-cell office:value-type="float" office:value="0.427079">
            <text:p>0.427079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914056">
            <text:p>0.914056</text:p>
          </table:table-cell>
          <table:table-cell office:value-type="float" office:value="0.440854">
            <text:p>0.44085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943879">
            <text:p>0.943879</text:p>
          </table:table-cell>
          <table:table-cell office:value-type="float" office:value="0.442487">
            <text:p>0.44248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.859497">
            <text:p>1.859497</text:p>
          </table:table-cell>
          <table:table-cell office:value-type="float" office:value="0.437492">
            <text:p>0.437492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79164">
            <text:p>0.79164</text:p>
          </table:table-cell>
          <table:table-cell office:value-type="float" office:value="0.362351">
            <text:p>0.36235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791689">
            <text:p>0.791689</text:p>
          </table:table-cell>
          <table:table-cell office:value-type="float" office:value="0.456882">
            <text:p>0.456882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902825">
            <text:p>0.902825</text:p>
          </table:table-cell>
          <table:table-cell office:value-type="float" office:value="0.427052">
            <text:p>0.427052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858208">
            <text:p>0.858208</text:p>
          </table:table-cell>
          <table:table-cell office:value-type="float" office:value="0.405226">
            <text:p>0.405226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969705">
            <text:p>0.969705</text:p>
          </table:table-cell>
          <table:table-cell office:value-type="float" office:value="0.419755">
            <text:p>0.41975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978934">
            <text:p>0.978934</text:p>
          </table:table-cell>
          <table:table-cell office:value-type="float" office:value="0.327223">
            <text:p>0.32722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.057434">
            <text:p>2.057434</text:p>
          </table:table-cell>
          <table:table-cell office:value-type="float" office:value="0.325529">
            <text:p>0.325529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991116">
            <text:p>0.991116</text:p>
          </table:table-cell>
          <table:table-cell office:value-type="float" office:value="0.407646">
            <text:p>0.407646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.773983">
            <text:p>1.773983</text:p>
          </table:table-cell>
          <table:table-cell office:value-type="float" office:value="0.353661">
            <text:p>0.353661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892951">
            <text:p>0.892951</text:p>
          </table:table-cell>
          <table:table-cell office:value-type="float" office:value="0.398079">
            <text:p>0.398079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900015">
            <text:p>0.900015</text:p>
          </table:table-cell>
          <table:table-cell office:value-type="float" office:value="0.327726">
            <text:p>0.327726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892778">
            <text:p>0.892778</text:p>
          </table:table-cell>
          <table:table-cell office:value-type="float" office:value="0.387718">
            <text:p>0.387718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927276">
            <text:p>0.927276</text:p>
          </table:table-cell>
          <table:table-cell office:value-type="float" office:value="0.36393">
            <text:p>0.36393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738932">
            <text:p>0.738932</text:p>
          </table:table-cell>
          <table:table-cell office:value-type="float" office:value="0.548057">
            <text:p>0.54805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84636">
            <text:p>0.84636</text:p>
          </table:table-cell>
          <table:table-cell office:value-type="float" office:value="0.129935">
            <text:p>0.12993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793119">
            <text:p>0.793119</text:p>
          </table:table-cell>
          <table:table-cell office:value-type="float" office:value="0.121491">
            <text:p>0.12149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792672">
            <text:p>0.792672</text:p>
          </table:table-cell>
          <table:table-cell office:value-type="float" office:value="0.645909">
            <text:p>0.645909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778217">
            <text:p>0.778217</text:p>
          </table:table-cell>
          <table:table-cell office:value-type="float" office:value="0.654698">
            <text:p>0.654698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.837341">
            <text:p>1.837341</text:p>
          </table:table-cell>
          <table:table-cell office:value-type="float" office:value="0.519608">
            <text:p>0.519608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.333789">
            <text:p>2.333789</text:p>
          </table:table-cell>
          <table:table-cell office:value-type="float" office:value="0.509693">
            <text:p>0.50969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.272045">
            <text:p>2.272045</text:p>
          </table:table-cell>
          <table:table-cell office:value-type="float" office:value="0.443521">
            <text:p>0.443521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.330126">
            <text:p>2.330126</text:p>
          </table:table-cell>
          <table:table-cell office:value-type="float" office:value="0.514621">
            <text:p>0.51462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.174734">
            <text:p>2.174734</text:p>
          </table:table-cell>
          <table:table-cell office:value-type="float" office:value="0.53815">
            <text:p>0.5381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.252827">
            <text:p>2.252827</text:p>
          </table:table-cell>
          <table:table-cell office:value-type="float" office:value="0.489005">
            <text:p>0.48900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.353037">
            <text:p>3.353037</text:p>
          </table:table-cell>
          <table:table-cell office:value-type="float" office:value="1.484039">
            <text:p>1.484039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.331272">
            <text:p>1.331272</text:p>
          </table:table-cell>
          <table:table-cell office:value-type="float" office:value="0.35285">
            <text:p>0.3528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.264047">
            <text:p>3.264047</text:p>
          </table:table-cell>
          <table:table-cell office:value-type="float" office:value="1.345882">
            <text:p>1.345882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.081334">
            <text:p>2.081334</text:p>
          </table:table-cell>
          <table:table-cell office:value-type="float" office:value="0.327639">
            <text:p>0.327639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.270084">
            <text:p>2.270084</text:p>
          </table:table-cell>
          <table:table-cell office:value-type="float" office:value="0.392898">
            <text:p>0.392898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.18162">
            <text:p>3.18162</text:p>
          </table:table-cell>
          <table:table-cell office:value-type="float" office:value="1.308348">
            <text:p>1.308348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.252864">
            <text:p>1.252864</text:p>
          </table:table-cell>
          <table:table-cell office:value-type="float" office:value="0.369359">
            <text:p>0.369359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.258316">
            <text:p>2.258316</text:p>
          </table:table-cell>
          <table:table-cell office:value-type="float" office:value="1.300349">
            <text:p>1.300349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.332918">
            <text:p>1.332918</text:p>
          </table:table-cell>
          <table:table-cell office:value-type="float" office:value="0.388614">
            <text:p>0.388614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.165338">
            <text:p>1.165338</text:p>
          </table:table-cell>
          <table:table-cell office:value-type="float" office:value="0.361598">
            <text:p>0.361598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.286896">
            <text:p>1.286896</text:p>
          </table:table-cell>
          <table:table-cell office:value-type="float" office:value="0.369338">
            <text:p>0.369338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.13373">
            <text:p>1.13373</text:p>
          </table:table-cell>
          <table:table-cell office:value-type="float" office:value="0.351828">
            <text:p>0.35182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.224967">
            <text:p>1.224967</text:p>
          </table:table-cell>
          <table:table-cell office:value-type="float" office:value="0.321242">
            <text:p>0.321242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.154728">
            <text:p>2.154728</text:p>
          </table:table-cell>
          <table:table-cell office:value-type="float" office:value="0.299587">
            <text:p>0.29958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.24238">
            <text:p>1.24238</text:p>
          </table:table-cell>
          <table:table-cell office:value-type="float" office:value="0.174859">
            <text:p>0.174859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.204765">
            <text:p>1.204765</text:p>
          </table:table-cell>
          <table:table-cell office:value-type="float" office:value="0.185638">
            <text:p>0.185638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.207792">
            <text:p>1.207792</text:p>
          </table:table-cell>
          <table:table-cell office:value-type="float" office:value="0.181181">
            <text:p>0.181181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.128043">
            <text:p>1.128043</text:p>
          </table:table-cell>
          <table:table-cell office:value-type="float" office:value="0.176898">
            <text:p>0.17689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.15042">
            <text:p>2.15042</text:p>
          </table:table-cell>
          <table:table-cell office:value-type="float" office:value="0.154217">
            <text:p>0.15421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.301152">
            <text:p>2.301152</text:p>
          </table:table-cell>
          <table:table-cell office:value-type="float" office:value="0.169523">
            <text:p>0.169523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.061883">
            <text:p>1.061883</text:p>
          </table:table-cell>
          <table:table-cell office:value-type="float" office:value="0.298557">
            <text:p>0.29855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.12692">
            <text:p>1.12692</text:p>
          </table:table-cell>
          <table:table-cell office:value-type="float" office:value="1.224705">
            <text:p>1.22470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.253035">
            <text:p>1.253035</text:p>
          </table:table-cell>
          <table:table-cell office:value-type="float" office:value="0.274346">
            <text:p>0.274346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.272287">
            <text:p>1.272287</text:p>
          </table:table-cell>
          <table:table-cell office:value-type="float" office:value="0.241986">
            <text:p>0.241986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.1222">
            <text:p>1.1222</text:p>
          </table:table-cell>
          <table:table-cell office:value-type="float" office:value="0.250481">
            <text:p>0.25048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.268406">
            <text:p>1.268406</text:p>
          </table:table-cell>
          <table:table-cell office:value-type="float" office:value="0.243177">
            <text:p>0.24317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.135391">
            <text:p>2.135391</text:p>
          </table:table-cell>
          <table:table-cell office:value-type="float" office:value="1.198685">
            <text:p>1.19868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.209592">
            <text:p>1.209592</text:p>
          </table:table-cell>
          <table:table-cell office:value-type="float" office:value="0.250138">
            <text:p>0.250138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.280191">
            <text:p>2.280191</text:p>
          </table:table-cell>
          <table:table-cell office:value-type="float" office:value="0.182464">
            <text:p>0.182464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.290842">
            <text:p>2.290842</text:p>
          </table:table-cell>
          <table:table-cell office:value-type="float" office:value="0.227149">
            <text:p>0.22714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.210366">
            <text:p>1.210366</text:p>
          </table:table-cell>
          <table:table-cell office:value-type="float" office:value="0.191041">
            <text:p>0.191041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.212482">
            <text:p>1.212482</text:p>
          </table:table-cell>
          <table:table-cell office:value-type="float" office:value="0.277176">
            <text:p>0.277176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.293563">
            <text:p>1.293563</text:p>
          </table:table-cell>
          <table:table-cell office:value-type="float" office:value="0.270627">
            <text:p>0.270627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.282952">
            <text:p>1.282952</text:p>
          </table:table-cell>
          <table:table-cell office:value-type="float" office:value="0.143858">
            <text:p>0.143858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.249386">
            <text:p>2.249386</text:p>
          </table:table-cell>
          <table:table-cell office:value-type="float" office:value="0.185632">
            <text:p>0.185632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.088056">
            <text:p>2.088056</text:p>
          </table:table-cell>
          <table:table-cell office:value-type="float" office:value="0.231595">
            <text:p>0.23159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853538">
            <text:p>0.853538</text:p>
          </table:table-cell>
          <table:table-cell office:value-type="float" office:value="0.193722">
            <text:p>0.193722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.103571">
            <text:p>2.103571</text:p>
          </table:table-cell>
          <table:table-cell office:value-type="float" office:value="0.182161">
            <text:p>0.18216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.145664">
            <text:p>2.145664</text:p>
          </table:table-cell>
          <table:table-cell office:value-type="float" office:value="0.188924">
            <text:p>0.188924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.083779">
            <text:p>1.083779</text:p>
          </table:table-cell>
          <table:table-cell office:value-type="float" office:value="0.168162">
            <text:p>0.168162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807546">
            <text:p>0.807546</text:p>
          </table:table-cell>
          <table:table-cell office:value-type="float" office:value="0.176771">
            <text:p>0.176771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896672">
            <text:p>0.896672</text:p>
          </table:table-cell>
          <table:table-cell office:value-type="float" office:value="1.170445">
            <text:p>1.17044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868619">
            <text:p>0.868619</text:p>
          </table:table-cell>
          <table:table-cell office:value-type="float" office:value="0.167443">
            <text:p>0.167443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.00098">
            <text:p>1.00098</text:p>
          </table:table-cell>
          <table:table-cell office:value-type="float" office:value="0.10951">
            <text:p>0.10951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711636">
            <text:p>0.711636</text:p>
          </table:table-cell>
          <table:table-cell office:value-type="float" office:value="0.142939">
            <text:p>0.142939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98117">
            <text:p>0.98117</text:p>
          </table:table-cell>
          <table:table-cell office:value-type="float" office:value="0.178535">
            <text:p>0.17853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956994">
            <text:p>0.956994</text:p>
          </table:table-cell>
          <table:table-cell office:value-type="float" office:value="1.204257">
            <text:p>1.20425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.031333">
            <text:p>2.031333</text:p>
          </table:table-cell>
          <table:table-cell office:value-type="float" office:value="0.166088">
            <text:p>0.166088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.030756">
            <text:p>1.030756</text:p>
          </table:table-cell>
          <table:table-cell office:value-type="float" office:value="0.145398">
            <text:p>0.145398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960079">
            <text:p>0.960079</text:p>
          </table:table-cell>
          <table:table-cell office:value-type="float" office:value="0.172784">
            <text:p>0.172784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796184">
            <text:p>0.796184</text:p>
          </table:table-cell>
          <table:table-cell office:value-type="float" office:value="0.154148">
            <text:p>0.154148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830955">
            <text:p>0.830955</text:p>
          </table:table-cell>
          <table:table-cell office:value-type="float" office:value="0.14417">
            <text:p>0.14417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817013">
            <text:p>0.817013</text:p>
          </table:table-cell>
          <table:table-cell office:value-type="float" office:value="1.180217">
            <text:p>1.180217</text:p>
          </table:table-cell>
        </table:table-row>
      </table:table>
      <table:table table:name="Cost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row table:style-name="ro3">
          <table:table-cell office:value-type="string">
            <text:p>Mode</text:p>
          </table:table-cell>
          <table:table-cell office:value-type="string">
            <text:p>Time (min)</text:p>
          </table:table-cell>
          <table:table-cell office:value-type="string">
            <text:p>Total</text:p>
          </table:table-cell>
          <table:table-cell/>
          <table:table-cell office:value-type="string">
            <text:p>t2.micro value (min)</text:p>
          </table:table-cell>
          <table:table-cell/>
          <table:table-cell office:value-type="string">
            <text:p>FaaS value</text:p>
          </table:table-cell>
          <table:table-cell office:value-type="string">
            <text:p>FaaS request</text:p>
          </table:table-cell>
        </table:table-row>
        <table:table-row table:style-name="ro3">
          <table:table-cell office:value-type="string">
            <text:p>Without FaaS</text:p>
          </table:table-cell>
          <table:table-cell table:formula="of:=(SUM([CPU.C2:.C101])+SUM([Memory.C2:.C101])+SUM([IO.C2:.C101])+SUM([Math.C2:.C101]))/60" office:value-type="float" office:value="55.3341184">
            <text:p>55.3341184</text:p>
          </table:table-cell>
          <table:table-cell table:formula="of:=[.E2]*[.B2]" office:value-type="float" office:value="0.010513482496">
            <text:p>0.0105134825</text:p>
          </table:table-cell>
          <table:table-cell/>
          <table:table-cell table:formula="of:=0.00019" office:value-type="float" office:value="0.00019">
            <text:p>0.00019</text:p>
          </table:table-cell>
          <table:table-cell/>
          <table:table-cell office:value-type="float" office:value="0.000125">
            <text:p>0.000125</text:p>
          </table:table-cell>
          <table:table-cell office:value-type="float" office:value="0.00000019">
            <text:p>0.00000019</text:p>
          </table:table-cell>
        </table:table-row>
        <table:table-row table:style-name="ro3">
          <table:table-cell office:value-type="string">
            <text:p>With FaaS</text:p>
          </table:table-cell>
          <table:table-cell table:style-name="ce1" table:formula="of:=SUM([CPU.B2:.B101])+SUM([Memory.B2:.B101])+SUM([IO.B2:.B101])+SUM([Math.B2:.B101])" office:value-type="float" office:value="1798.043909">
            <text:p>1798.043909</text:p>
          </table:table-cell>
          <table:table-cell table:formula="of:=([.B3]*[.E2])" office:value-type="float" office:value="0.34162834271">
            <text:p>0.3416283427</text:p>
          </table:table-cell>
          <table:table-cell table:number-columns-repeated="5"/>
        </table:table-row>
        <table:table-row table:style-name="ro2">
          <table:table-cell table:number-columns-repeated="4"/>
          <table:table-cell>
            <draw:frame table:end-cell-address="Costs.L25" table:end-x="0.4488in" table:end-y="0.0972in" draw:z-index="0" draw:style-name="gr1" draw:text-style-name="P1" svg:width="6.2921in" svg:height="3.5417in" svg:x="1.4232in" svg:y="0.0535in">
              <draw:object draw:notify-on-update-of-ranges="Costs.B15:Costs.B15 Costs.B16:Costs.B17 Costs.D15:Costs.D15 Costs.D16:Costs.D17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3"/>
        </table:table-row>
        <table:table-row table:style-name="ro2" table:number-rows-repeated="10">
          <table:table-cell table:number-columns-repeated="8"/>
        </table:table-row>
        <table:table-row table:style-name="ro3">
          <table:table-cell office:value-type="string">
            <text:p>Use case</text:p>
          </table:table-cell>
          <table:table-cell office:value-type="string">
            <text:p>Mode</text:p>
          </table:table-cell>
          <table:table-cell office:value-type="string">
            <text:p>Time (min)</text:p>
          </table:table-cell>
          <table:table-cell office:value-type="string">
            <text:p>Cost</text:p>
          </table:table-cell>
          <table:table-cell table:number-columns-repeated="4"/>
        </table:table-row>
        <table:table-row table:style-name="ro1">
          <table:table-cell office:value-type="string">
            <text:p>Math</text:p>
          </table:table-cell>
          <table:table-cell office:value-type="string">
            <text:p>Without FaaS</text:p>
          </table:table-cell>
          <table:table-cell table:formula="of:=SUM([Math.C2:.C101])" office:value-type="float" office:value="43.126682">
            <text:p>43.126682</text:p>
          </table:table-cell>
          <table:table-cell table:formula="of:=[.C16]*[.$E$2]" office:value-type="float" office:value="0.00819406958">
            <text:p>0.0081940696</text:p>
          </table:table-cell>
          <table:table-cell table:number-columns-repeated="4"/>
        </table:table-row>
        <table:table-row table:style-name="ro1">
          <table:table-cell office:value-type="string">
            <text:p>Math</text:p>
          </table:table-cell>
          <table:table-cell office:value-type="string">
            <text:p>With FaaS</text:p>
          </table:table-cell>
          <table:table-cell table:style-name="ce1" table:formula="of:=SUM([Math.B2:.B101])" office:value-type="float" office:value="145.03584">
            <text:p>145.03584</text:p>
          </table:table-cell>
          <table:table-cell table:formula="of:=([.C17]*[.$E$2])+([.C17]*[.G2])+([.H2]*100)" office:value-type="float" office:value="0.0457052896">
            <text:p>0.0457052896</text:p>
          </table:table-cell>
          <table:table-cell table:number-columns-repeated="4"/>
        </table:table-row>
        <table:table-row table:style-name="ro1">
          <table:table-cell office:value-type="string">
            <text:p>CPU</text:p>
          </table:table-cell>
          <table:table-cell office:value-type="string">
            <text:p>Without FaaS</text:p>
          </table:table-cell>
          <table:table-cell table:formula="of:=SUM([CPU.C2:.C101])" office:value-type="float" office:value="122.459259">
            <text:p>122.459259</text:p>
          </table:table-cell>
          <table:table-cell table:formula="of:=[.C18]*[.$E$2]" office:value-type="float" office:value="0.02326725921">
            <text:p>0.0232672592</text:p>
          </table:table-cell>
          <table:table-cell table:number-columns-repeated="4"/>
        </table:table-row>
        <table:table-row table:style-name="ro3">
          <table:table-cell office:value-type="string">
            <text:p>CPU</text:p>
          </table:table-cell>
          <table:table-cell office:value-type="string">
            <text:p>With FaaS</text:p>
          </table:table-cell>
          <table:table-cell table:style-name="ce1" table:formula="of:=SUM([CPU.B2:.B101])" office:value-type="float" office:value="189.220373">
            <text:p>189.220373</text:p>
          </table:table-cell>
          <table:table-cell table:style-name="ce1" table:formula="of:=([.C19]*[.$E$2])+([.C19]*[.G2])+([.H2]*100)" office:value-type="float" office:value="0.059623417495">
            <text:p>0.0596234175</text:p>
          </table:table-cell>
          <table:table-cell table:number-columns-repeated="4"/>
        </table:table-row>
        <table:table-row table:style-name="ro1">
          <table:table-cell office:value-type="string">
            <text:p>Memory</text:p>
          </table:table-cell>
          <table:table-cell office:value-type="string">
            <text:p>Without FaaS</text:p>
          </table:table-cell>
          <table:table-cell table:style-name="ce1" table:formula="of:=SUM([Memory.C2:.C101])" office:value-type="float" office:value="399.730107">
            <text:p>399.730107</text:p>
          </table:table-cell>
          <table:table-cell table:formula="of:=[.C20]*[.$E$2]" office:value-type="float" office:value="0.07594872033">
            <text:p>0.0759487203</text:p>
          </table:table-cell>
          <table:table-cell table:number-columns-repeated="4"/>
        </table:table-row>
        <table:table-row table:style-name="ro3">
          <table:table-cell office:value-type="string">
            <text:p>Memory</text:p>
          </table:table-cell>
          <table:table-cell office:value-type="string">
            <text:p>With FaaS</text:p>
          </table:table-cell>
          <table:table-cell table:formula="of:=SUM([Memory.B2:.B101])" office:value-type="float" office:value="359.356912">
            <text:p>359.356912</text:p>
          </table:table-cell>
          <table:table-cell table:style-name="ce1" table:formula="of:=([.C21]*[.$E$2])+([.C21]*[.G2])+([.H2]*100)" office:value-type="float" office:value="0.11321642728">
            <text:p>0.1132164273</text:p>
          </table:table-cell>
          <table:table-cell table:number-columns-repeated="4"/>
        </table:table-row>
        <table:table-row table:style-name="ro1">
          <table:table-cell office:value-type="string">
            <text:p>I/O</text:p>
          </table:table-cell>
          <table:table-cell office:value-type="string">
            <text:p>Without FaaS</text:p>
          </table:table-cell>
          <table:table-cell table:style-name="ce1" table:formula="of:=SUM([IO.C2:.C101])" office:value-type="float" office:value="2754.731056">
            <text:p>2754.731056</text:p>
          </table:table-cell>
          <table:table-cell table:formula="of:=[.C22]*[.$E$2]" office:value-type="float" office:value="0.52339890064">
            <text:p>0.5233989006</text:p>
          </table:table-cell>
          <table:table-cell table:number-columns-repeated="4"/>
        </table:table-row>
        <table:table-row table:style-name="ro3">
          <table:table-cell office:value-type="string">
            <text:p>I/O</text:p>
          </table:table-cell>
          <table:table-cell office:value-type="string">
            <text:p>With FaaS</text:p>
          </table:table-cell>
          <table:table-cell table:style-name="ce1" table:formula="of:=SUM([IO.B2:.B101])" office:value-type="float" office:value="1104.430784">
            <text:p>1104.430784</text:p>
          </table:table-cell>
          <table:table-cell table:style-name="ce1" table:formula="of:=([.C23]*[.$E$2])+([.C23]*[.G2])+([.H2]*100)" office:value-type="float" office:value="0.34791469696">
            <text:p>0.347914697</text:p>
          </table:table-cell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>
            <draw:frame table:end-cell-address="Costs.L48" table:end-x="0.3941in" table:end-y="0.0043in" draw:z-index="1" draw:style-name="gr1" draw:text-style-name="P1" svg:width="6.2921in" svg:height="3.5417in" svg:x="1.3685in" svg:y="0.1543in">
              <draw:object draw:notify-on-update-of-ranges="Costs.B18:Costs.B19 Costs.D18:Costs.D19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3"/>
        </table:table-row>
        <table:table-row table:style-name="ro3" table:number-rows-repeated="22">
          <table:table-cell table:number-columns-repeated="8"/>
        </table:table-row>
        <table:table-row table:style-name="ro3">
          <table:table-cell table:number-columns-repeated="4"/>
          <table:table-cell>
            <draw:frame table:end-cell-address="Costs.L70" table:end-x="0.3283in" table:end-y="0.0496in" draw:z-index="2" draw:style-name="gr1" draw:text-style-name="P1" svg:width="6.2921in" svg:height="3.5417in" svg:x="1.3028in" svg:y="0.039in">
              <draw:object draw:notify-on-update-of-ranges="Costs.B20:Costs.B21 Costs.D20:Costs.D2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3"/>
        </table:table-row>
        <table:table-row table:style-name="ro3" table:number-rows-repeated="21">
          <table:table-cell table:number-columns-repeated="8"/>
        </table:table-row>
        <table:table-row table:style-name="ro3">
          <table:table-cell table:number-columns-repeated="4"/>
          <table:table-cell>
            <draw:frame table:end-cell-address="Costs.L92" table:end-x="0.2953in" table:end-y="0.1173in" draw:z-index="3" draw:style-name="gr1" draw:text-style-name="P1" svg:width="6.2921in" svg:height="3.5531in" svg:x="1.2697in" svg:y="0.0957in">
              <draw:object draw:notify-on-update-of-ranges="Costs.B22:Costs.B23 Costs.D22:Costs.D23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2">03/02/2023</text:date>, <text:time>23:1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3-02T23:12:41</dc:date>
    <meta:editing-duration>PT9H57M40S</meta:editing-duration>
    <meta:editing-cycles>8</meta:editing-cycles>
    <meta:generator>OpenOffice/4.1.10$Unix OpenOffice.org_project/4110m2$Build-9807</meta:generator>
    <dc:creator>Leonardo Rebouças</dc:creator>
    <meta:document-statistic meta:table-count="5" meta:cell-count="126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18.2879810333252pt" style:font-size-asian="4.47039556503296pt" style:font-size-complex="4.47039556503296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xmlns:loext="urn:org:documentfoundation:names:experimental:office:xmlns:loext:1.0" chart:scale-text="true" chart:display-label="true" chart:logarithmic="false" chart:maximum="100" chart:reverse-direction="false" text:line-break="false" chart:axis-position="0" loext:try-staggering-first="false"/>
      <style:graphic-properties svg:stroke-color="#b3b3b3"/>
      <style:text-properties fo:font-size="18.2879810333252pt" style:font-size-asian="4.47039556503296pt" style:font-size-complex="4.47039556503296pt"/>
    </style:style>
    <style:style style:name="ch5" style:family="chart">
      <style:chart-properties chart:auto-position="true" chart:scale-text="true" style:rotation-angle="0"/>
      <style:text-properties fo:font-size="18.2879810333252pt" fo:font-weight="bold" style:font-size-asian="3.96239590644836pt" style:font-size-complex="3.96239590644836pt"/>
    </style:style>
    <style:style style:name="ch6" style:family="chart" style:data-style-name="N0">
      <style:chart-properties xmlns:loext="urn:org:documentfoundation:names:experimental:office:xmlns:loext:1.0" chart:scale-text="true" chart:display-label="true" chart:logarithmic="false" chart:origin="0" chart:reverse-direction="false" text:line-break="false" chart:axis-position="0" chart:axis-label-position="outside-start" chart:tick-mark-position="at-axis" loext:try-staggering-first="false"/>
      <style:graphic-properties svg:stroke-color="#b3b3b3"/>
      <style:text-properties fo:font-size="18.2879810333252pt" style:font-size-asian="4.47039556503296pt" style:font-size-complex="4.47039556503296pt"/>
    </style:style>
    <style:style style:name="ch7" style:family="chart">
      <style:chart-properties chart:auto-position="true" chart:scale-text="true" style:rotation-angle="90"/>
      <style:text-properties fo:font-size="18.2879810333252pt" fo:font-weight="bold" style:font-size-asian="3.96239590644836pt" style:font-size-complex="3.96239590644836pt"/>
    </style:style>
    <style:style style:name="ch8" style:family="chart" style:data-style-name="N0">
      <style:chart-properties chart:display-label="fals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a933" draw:fill-color="#00a933" dr3d:edge-rounding="5%"/>
      <style:text-properties fo:font-size="4.409423828125pt" style:font-size-asian="4.409423828125pt" style:font-size-complex="4.409423828125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701cm" svg:height="15.241cm" xlink:href=".." xlink:type="simple" chart:class="chart:scatter" chart:style-name="ch1">
        <chart:legend chart:legend-position="bottom" svg:x="1.533cm" svg:y="13.241cm" style:legend-expansion="wide" chart:style-name="ch2"/>
        <chart:plot-area chart:style-name="ch3" table:cell-range-address="CPU.A2:CPU.C101 CPU.B1:CPU.C1" chart:data-source-has-labels="row" svg:x="1.806cm" svg:y="1.351cm" svg:width="10.387cm" svg:height="10.064cm">
          <chartooo:coordinate-region svg:x="2.948cm" svg:y="1.709cm" svg:width="8.709cm" svg:height="8.743cm"/>
          <chart:axis chart:dimension="x" chart:name="primary-x" chart:style-name="ch4">
            <chart:title svg:x="4.922cm" svg:y="11.72cm" chart:style-name="ch5">
              <text:p>Concurrence</text:p>
            </chart:title>
          </chart:axis>
          <chart:axis chart:dimension="y" chart:name="primary-y" chart:style-name="ch6">
            <chart:title svg:x="0.451cm" svg:y="10.543cm" chart:style-name="ch7">
              <text:p>Average execution time (s)</text:p>
            </chart:title>
          </chart:axis>
          <chart:axis chart:dimension="y" chart:name="secondary-y" chart:style-name="ch8"/>
          <chart:series chart:attached-axis="primary-y" chart:style-name="ch9" chart:values-cell-range-address="CPU.B2:CPU.B101" chart:label-cell-address="CPU.B1:CPU.B1" chart:class="chart:scatter">
            <chart:domain table:cell-range-address="CPU.A2:CPU.A101"/>
            <chart:data-point chart:repeated="100"/>
          </chart:series>
          <chart:series chart:attached-axis="secondary-y" chart:style-name="ch10" chart:values-cell-range-address="CPU.C2:CPU.C101" chart:label-cell-address="CPU.C1:CPU.C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PU overload (using FaaS)</text:p>
                <draw:g>
                  <svg:desc>CPU.B1:CPU.B1</svg:desc>
                </draw:g>
              </table:table-cell>
              <table:table-cell office:value-type="string">
                <text:p>CPU overload (without FaaS)</text:p>
                <draw:g>
                  <svg:desc>CPU.C1:CPU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PU.A2:CPU.A101</svg:desc>
                </draw:g>
              </table:table-cell>
              <table:table-cell office:value-type="float" office:value="1.494106">
                <text:p>1.494106</text:p>
                <draw:g>
                  <svg:desc>CPU.B2:CPU.B101</svg:desc>
                </draw:g>
              </table:table-cell>
              <table:table-cell office:value-type="float" office:value="0.302426">
                <text:p>0.302426</text:p>
                <draw:g>
                  <svg:desc>CPU.C2:CPU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635319">
                <text:p>1.635319</text:p>
              </table:table-cell>
              <table:table-cell office:value-type="float" office:value="0.307657">
                <text:p>0.3076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451598">
                <text:p>1.451598</text:p>
              </table:table-cell>
              <table:table-cell office:value-type="float" office:value="0.325825">
                <text:p>0.325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411314">
                <text:p>1.411314</text:p>
              </table:table-cell>
              <table:table-cell office:value-type="float" office:value="0.327536">
                <text:p>0.327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47746">
                <text:p>1.47746</text:p>
              </table:table-cell>
              <table:table-cell office:value-type="float" office:value="0.420663">
                <text:p>0.420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556622">
                <text:p>1.556622</text:p>
              </table:table-cell>
              <table:table-cell office:value-type="float" office:value="0.425336">
                <text:p>0.4253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418878">
                <text:p>2.418878</text:p>
              </table:table-cell>
              <table:table-cell office:value-type="float" office:value="0.478661">
                <text:p>0.478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676934">
                <text:p>1.676934</text:p>
              </table:table-cell>
              <table:table-cell office:value-type="float" office:value="0.536063">
                <text:p>0.5360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483475">
                <text:p>1.483475</text:p>
              </table:table-cell>
              <table:table-cell office:value-type="float" office:value="0.542232">
                <text:p>0.542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666243">
                <text:p>1.666243</text:p>
              </table:table-cell>
              <table:table-cell office:value-type="float" office:value="0.587011">
                <text:p>0.587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660661">
                <text:p>1.660661</text:p>
              </table:table-cell>
              <table:table-cell office:value-type="float" office:value="0.589251">
                <text:p>0.589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405712">
                <text:p>1.405712</text:p>
              </table:table-cell>
              <table:table-cell office:value-type="float" office:value="0.589842">
                <text:p>0.589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802389">
                <text:p>1.802389</text:p>
              </table:table-cell>
              <table:table-cell office:value-type="float" office:value="0.59926">
                <text:p>0.59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525113">
                <text:p>1.525113</text:p>
              </table:table-cell>
              <table:table-cell office:value-type="float" office:value="0.641517">
                <text:p>0.6415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657088">
                <text:p>1.657088</text:p>
              </table:table-cell>
              <table:table-cell office:value-type="float" office:value="0.646805">
                <text:p>0.646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273691">
                <text:p>1.273691</text:p>
              </table:table-cell>
              <table:table-cell office:value-type="float" office:value="0.663558">
                <text:p>0.6635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570243">
                <text:p>1.570243</text:p>
              </table:table-cell>
              <table:table-cell office:value-type="float" office:value="0.673266">
                <text:p>0.6732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779557">
                <text:p>1.779557</text:p>
              </table:table-cell>
              <table:table-cell office:value-type="float" office:value="0.686765">
                <text:p>0.6867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.500358">
                <text:p>2.500358</text:p>
              </table:table-cell>
              <table:table-cell office:value-type="float" office:value="0.725062">
                <text:p>0.7250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199932">
                <text:p>2.199932</text:p>
              </table:table-cell>
              <table:table-cell office:value-type="float" office:value="0.734111">
                <text:p>0.7341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786913">
                <text:p>1.786913</text:p>
              </table:table-cell>
              <table:table-cell office:value-type="float" office:value="0.735479">
                <text:p>0.7354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527509">
                <text:p>1.527509</text:p>
              </table:table-cell>
              <table:table-cell office:value-type="float" office:value="0.744684">
                <text:p>0.7446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619232">
                <text:p>1.619232</text:p>
              </table:table-cell>
              <table:table-cell office:value-type="float" office:value="0.760655">
                <text:p>0.7606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582471">
                <text:p>1.582471</text:p>
              </table:table-cell>
              <table:table-cell office:value-type="float" office:value="0.771291">
                <text:p>0.7712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686666">
                <text:p>1.686666</text:p>
              </table:table-cell>
              <table:table-cell office:value-type="float" office:value="0.795338">
                <text:p>0.7953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703646">
                <text:p>1.703646</text:p>
              </table:table-cell>
              <table:table-cell office:value-type="float" office:value="0.808605">
                <text:p>0.8086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652591">
                <text:p>1.652591</text:p>
              </table:table-cell>
              <table:table-cell office:value-type="float" office:value="0.835743">
                <text:p>0.8357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452855">
                <text:p>1.452855</text:p>
              </table:table-cell>
              <table:table-cell office:value-type="float" office:value="0.844491">
                <text:p>0.8444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753341">
                <text:p>1.753341</text:p>
              </table:table-cell>
              <table:table-cell office:value-type="float" office:value="0.844752">
                <text:p>0.8447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64014">
                <text:p>1.64014</text:p>
              </table:table-cell>
              <table:table-cell office:value-type="float" office:value="0.845953">
                <text:p>0.8459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416232">
                <text:p>1.416232</text:p>
              </table:table-cell>
              <table:table-cell office:value-type="float" office:value="0.85909">
                <text:p>0.859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24326">
                <text:p>2.24326</text:p>
              </table:table-cell>
              <table:table-cell office:value-type="float" office:value="0.89835">
                <text:p>0.898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.00789">
                <text:p>2.00789</text:p>
              </table:table-cell>
              <table:table-cell office:value-type="float" office:value="0.901018">
                <text:p>0.9010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283758">
                <text:p>1.283758</text:p>
              </table:table-cell>
              <table:table-cell office:value-type="float" office:value="0.916822">
                <text:p>0.9168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513092">
                <text:p>1.513092</text:p>
              </table:table-cell>
              <table:table-cell office:value-type="float" office:value="0.922138">
                <text:p>0.9221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557081">
                <text:p>1.557081</text:p>
              </table:table-cell>
              <table:table-cell office:value-type="float" office:value="0.92451">
                <text:p>0.924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681671">
                <text:p>1.681671</text:p>
              </table:table-cell>
              <table:table-cell office:value-type="float" office:value="0.933873">
                <text:p>0.9338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380127">
                <text:p>1.380127</text:p>
              </table:table-cell>
              <table:table-cell office:value-type="float" office:value="0.938782">
                <text:p>0.9387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16958">
                <text:p>1.416958</text:p>
              </table:table-cell>
              <table:table-cell office:value-type="float" office:value="0.981563">
                <text:p>0.9815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32308">
                <text:p>1.32308</text:p>
              </table:table-cell>
              <table:table-cell office:value-type="float" office:value="1.005391">
                <text:p>1.0053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461167">
                <text:p>1.461167</text:p>
              </table:table-cell>
              <table:table-cell office:value-type="float" office:value="1.005546">
                <text:p>1.0055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.21965">
                <text:p>2.21965</text:p>
              </table:table-cell>
              <table:table-cell office:value-type="float" office:value="1.014582">
                <text:p>1.0145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.357455">
                <text:p>2.357455</text:p>
              </table:table-cell>
              <table:table-cell office:value-type="float" office:value="1.028738">
                <text:p>1.0287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478745">
                <text:p>1.478745</text:p>
              </table:table-cell>
              <table:table-cell office:value-type="float" office:value="1.033038">
                <text:p>1.0330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.339428">
                <text:p>2.339428</text:p>
              </table:table-cell>
              <table:table-cell office:value-type="float" office:value="1.048757">
                <text:p>1.0487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.656731">
                <text:p>2.656731</text:p>
              </table:table-cell>
              <table:table-cell office:value-type="float" office:value="1.069143">
                <text:p>1.0691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.588197">
                <text:p>2.588197</text:p>
              </table:table-cell>
              <table:table-cell office:value-type="float" office:value="1.071422">
                <text:p>1.0714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.333109">
                <text:p>2.333109</text:p>
              </table:table-cell>
              <table:table-cell office:value-type="float" office:value="1.078693">
                <text:p>1.0786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.590754">
                <text:p>2.590754</text:p>
              </table:table-cell>
              <table:table-cell office:value-type="float" office:value="1.10083">
                <text:p>1.100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.272115">
                <text:p>2.272115</text:p>
              </table:table-cell>
              <table:table-cell office:value-type="float" office:value="1.106683">
                <text:p>1.1066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29841">
                <text:p>1.29841</text:p>
              </table:table-cell>
              <table:table-cell office:value-type="float" office:value="1.111229">
                <text:p>1.1112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.597896">
                <text:p>2.597896</text:p>
              </table:table-cell>
              <table:table-cell office:value-type="float" office:value="1.120255">
                <text:p>1.1202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.654701">
                <text:p>2.654701</text:p>
              </table:table-cell>
              <table:table-cell office:value-type="float" office:value="1.125509">
                <text:p>1.1255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34443">
                <text:p>1.34443</text:p>
              </table:table-cell>
              <table:table-cell office:value-type="float" office:value="1.129724">
                <text:p>1.1297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.266447">
                <text:p>2.266447</text:p>
              </table:table-cell>
              <table:table-cell office:value-type="float" office:value="1.132163">
                <text:p>1.1321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.409614">
                <text:p>2.409614</text:p>
              </table:table-cell>
              <table:table-cell office:value-type="float" office:value="1.132935">
                <text:p>1.1329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.783434">
                <text:p>2.783434</text:p>
              </table:table-cell>
              <table:table-cell office:value-type="float" office:value="1.138176">
                <text:p>1.1381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.734797">
                <text:p>2.734797</text:p>
              </table:table-cell>
              <table:table-cell office:value-type="float" office:value="1.165785">
                <text:p>1.1657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.646502">
                <text:p>2.646502</text:p>
              </table:table-cell>
              <table:table-cell office:value-type="float" office:value="1.17879">
                <text:p>1.178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306213">
                <text:p>1.306213</text:p>
              </table:table-cell>
              <table:table-cell office:value-type="float" office:value="1.187502">
                <text:p>1.1875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.469351">
                <text:p>2.469351</text:p>
              </table:table-cell>
              <table:table-cell office:value-type="float" office:value="1.19849">
                <text:p>1.198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.778798">
                <text:p>2.778798</text:p>
              </table:table-cell>
              <table:table-cell office:value-type="float" office:value="1.206248">
                <text:p>1.2062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420386">
                <text:p>1.420386</text:p>
              </table:table-cell>
              <table:table-cell office:value-type="float" office:value="1.219951">
                <text:p>1.2199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249608">
                <text:p>1.249608</text:p>
              </table:table-cell>
              <table:table-cell office:value-type="float" office:value="1.227611">
                <text:p>1.2276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304503">
                <text:p>1.304503</text:p>
              </table:table-cell>
              <table:table-cell office:value-type="float" office:value="1.243815">
                <text:p>1.2438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.455386">
                <text:p>2.455386</text:p>
              </table:table-cell>
              <table:table-cell office:value-type="float" office:value="1.260845">
                <text:p>1.2608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.418204">
                <text:p>2.418204</text:p>
              </table:table-cell>
              <table:table-cell office:value-type="float" office:value="1.278881">
                <text:p>1.2788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.863877">
                <text:p>2.863877</text:p>
              </table:table-cell>
              <table:table-cell office:value-type="float" office:value="1.279413">
                <text:p>1.2794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.374825">
                <text:p>3.374825</text:p>
              </table:table-cell>
              <table:table-cell office:value-type="float" office:value="1.311483">
                <text:p>1.3114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.283468">
                <text:p>2.283468</text:p>
              </table:table-cell>
              <table:table-cell office:value-type="float" office:value="1.31703">
                <text:p>1.317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.462768">
                <text:p>2.462768</text:p>
              </table:table-cell>
              <table:table-cell office:value-type="float" office:value="1.318848">
                <text:p>1.3188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.311342">
                <text:p>2.311342</text:p>
              </table:table-cell>
              <table:table-cell office:value-type="float" office:value="1.32949">
                <text:p>1.329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201547">
                <text:p>1.201547</text:p>
              </table:table-cell>
              <table:table-cell office:value-type="float" office:value="1.343754">
                <text:p>1.3437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.483767">
                <text:p>2.483767</text:p>
              </table:table-cell>
              <table:table-cell office:value-type="float" office:value="1.369532">
                <text:p>1.3695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19225">
                <text:p>1.19225</text:p>
              </table:table-cell>
              <table:table-cell office:value-type="float" office:value="1.390628">
                <text:p>1.3906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124722">
                <text:p>1.124722</text:p>
              </table:table-cell>
              <table:table-cell office:value-type="float" office:value="1.404841">
                <text:p>1.4048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.373642">
                <text:p>2.373642</text:p>
              </table:table-cell>
              <table:table-cell office:value-type="float" office:value="1.428847">
                <text:p>1.4288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.220296">
                <text:p>2.220296</text:p>
              </table:table-cell>
              <table:table-cell office:value-type="float" office:value="1.43873">
                <text:p>1.438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227344">
                <text:p>1.227344</text:p>
              </table:table-cell>
              <table:table-cell office:value-type="float" office:value="1.444936">
                <text:p>1.4449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146688">
                <text:p>1.146688</text:p>
              </table:table-cell>
              <table:table-cell office:value-type="float" office:value="1.448048">
                <text:p>1.4480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992421">
                <text:p>1.992421</text:p>
              </table:table-cell>
              <table:table-cell office:value-type="float" office:value="1.483358">
                <text:p>1.4833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218878">
                <text:p>1.218878</text:p>
              </table:table-cell>
              <table:table-cell office:value-type="float" office:value="1.503517">
                <text:p>1.5035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452461">
                <text:p>1.452461</text:p>
              </table:table-cell>
              <table:table-cell office:value-type="float" office:value="1.986505">
                <text:p>1.9865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270527">
                <text:p>1.270527</text:p>
              </table:table-cell>
              <table:table-cell office:value-type="float" office:value="2.077266">
                <text:p>2.0772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.728535">
                <text:p>2.728535</text:p>
              </table:table-cell>
              <table:table-cell office:value-type="float" office:value="2.083376">
                <text:p>2.0833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.593778">
                <text:p>2.593778</text:p>
              </table:table-cell>
              <table:table-cell office:value-type="float" office:value="2.166028">
                <text:p>2.1660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.770882">
                <text:p>2.770882</text:p>
              </table:table-cell>
              <table:table-cell office:value-type="float" office:value="2.224333">
                <text:p>2.224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.752324">
                <text:p>2.752324</text:p>
              </table:table-cell>
              <table:table-cell office:value-type="float" office:value="2.246282">
                <text:p>2.2462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272794">
                <text:p>1.272794</text:p>
              </table:table-cell>
              <table:table-cell office:value-type="float" office:value="2.309683">
                <text:p>2.3096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523023">
                <text:p>1.523023</text:p>
              </table:table-cell>
              <table:table-cell office:value-type="float" office:value="2.368306">
                <text:p>2.3683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.370992">
                <text:p>2.370992</text:p>
              </table:table-cell>
              <table:table-cell office:value-type="float" office:value="2.402236">
                <text:p>2.4022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295263">
                <text:p>1.295263</text:p>
              </table:table-cell>
              <table:table-cell office:value-type="float" office:value="2.404101">
                <text:p>2.4041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566174">
                <text:p>1.566174</text:p>
              </table:table-cell>
              <table:table-cell office:value-type="float" office:value="2.529147">
                <text:p>2.5291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536004">
                <text:p>1.536004</text:p>
              </table:table-cell>
              <table:table-cell office:value-type="float" office:value="2.540549">
                <text:p>2.5405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.52589">
                <text:p>2.52589</text:p>
              </table:table-cell>
              <table:table-cell office:value-type="float" office:value="2.574114">
                <text:p>2.5741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629054">
                <text:p>1.629054</text:p>
              </table:table-cell>
              <table:table-cell office:value-type="float" office:value="2.577793">
                <text:p>2.5777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712123">
                <text:p>1.712123</text:p>
              </table:table-cell>
              <table:table-cell office:value-type="float" office:value="2.58192">
                <text:p>2.581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.659673">
                <text:p>2.659673</text:p>
              </table:table-cell>
              <table:table-cell office:value-type="float" office:value="2.586866">
                <text:p>2.5868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546779">
                <text:p>1.546779</text:p>
              </table:table-cell>
              <table:table-cell office:value-type="float" office:value="2.605104">
                <text:p>2.6051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.225025">
                <text:p>2.225025</text:p>
              </table:table-cell>
              <table:table-cell office:value-type="float" office:value="2.696479">
                <text:p>2.6964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maximum="100" chart:reverse-direction="false" text:line-break="false" chart:axis-position="0" loext:try-staggering-first="false"/>
      <style:graphic-properties svg:stroke-color="#b3b3b3"/>
      <style:text-properties fo:font-size="18pt" style:font-size-asian="10pt" style:font-size-complex="10pt"/>
    </style:style>
    <style:style style:name="ch5" style:family="chart">
      <style:chart-properties chart:auto-position="true" style:rotation-angle="0"/>
      <style:text-properties fo:font-size="18pt" fo:font-weight="bold" style:font-size-asian="9pt" style:font-size-complex="9pt"/>
    </style:style>
    <style:style style:name="ch6" style:family="chart" style:data-style-name="N0">
      <style:chart-properties xmlns:loext="urn:org:documentfoundation:names:experimental:office:xmlns:loext:1.0" chart:display-label="true" chart:logarithmic="false" chart:origin="0" chart:reverse-direction="false" text:line-break="false" chart:axis-position="0" loext:try-staggering-first="false"/>
      <style:graphic-properties svg:stroke-color="#b3b3b3"/>
      <style:text-properties fo:font-size="18pt" style:font-size-asian="10pt" style:font-size-complex="10pt"/>
    </style:style>
    <style:style style:name="ch7" style:family="chart">
      <style:chart-properties chart:auto-position="true" style:rotation-angle="90"/>
      <style:text-properties fo:font-size="18pt" fo:font-weight="bold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ea7500" draw:fill-color="#ea75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1cm" svg:height="15.241cm" xlink:href=".." xlink:type="simple" chart:class="chart:scatter" chart:style-name="ch1">
        <chart:legend chart:legend-position="bottom" svg:x="1.069cm" svg:y="13.247cm" style:legend-expansion="wide" chart:style-name="ch2"/>
        <chart:plot-area chart:style-name="ch3" table:cell-range-address="Memory.A2:Memory.C101 Memory.B1:Memory.C1" chart:data-source-has-labels="row" svg:x="1.8cm" svg:y="1.351cm" svg:width="10.393cm" svg:height="10.076cm">
          <chartooo:coordinate-region svg:x="2.407cm" svg:y="1.708cm" svg:width="9.25cm" svg:height="8.756cm"/>
          <chart:axis chart:dimension="x" chart:name="primary-x" chart:style-name="ch4">
            <chart:title svg:x="4.921cm" svg:y="11.732cm" chart:style-name="ch5">
              <text:p>Concurrence</text:p>
            </chart:title>
          </chart:axis>
          <chart:axis chart:dimension="y" chart:name="primary-y" chart:style-name="ch6">
            <chart:title svg:x="0.451cm" svg:y="10.547cm" chart:style-name="ch7">
              <text:p>Average execution time (s)</text:p>
            </chart:title>
          </chart:axis>
          <chart:series chart:style-name="ch8" chart:values-cell-range-address="Memory.B2:Memory.B101" chart:label-cell-address="Memory.B1:Memory.B1" chart:class="chart:scatter">
            <chart:domain table:cell-range-address="Memory.A2:Memory.A101"/>
            <chart:data-point chart:repeated="100"/>
          </chart:series>
          <chart:series chart:style-name="ch9" chart:values-cell-range-address="Memory.C2:Memory.C101" chart:label-cell-address="Memory.C1:Memory.C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Memory overload (using FaaS)</text:p>
                <draw:g>
                  <svg:desc>Memory.B1:Memory.B1</svg:desc>
                </draw:g>
              </table:table-cell>
              <table:table-cell office:value-type="string">
                <text:p>Memory overload (without FaaS)</text:p>
                <draw:g>
                  <svg:desc>Memory.C1:Memory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emory.A2:Memory.A101</svg:desc>
                </draw:g>
              </table:table-cell>
              <table:table-cell office:value-type="float" office:value="4.740452">
                <text:p>4.740452</text:p>
                <draw:g>
                  <svg:desc>Memory.B2:Memory.B101</svg:desc>
                </draw:g>
              </table:table-cell>
              <table:table-cell office:value-type="float" office:value="0.403383">
                <text:p>0.403383</text:p>
                <draw:g>
                  <svg:desc>Memory.C2:Memory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975191">
                <text:p>2.975191</text:p>
              </table:table-cell>
              <table:table-cell office:value-type="float" office:value="0.518637">
                <text:p>0.5186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135171">
                <text:p>5.135171</text:p>
              </table:table-cell>
              <table:table-cell office:value-type="float" office:value="0.571927">
                <text:p>0.571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198794">
                <text:p>3.198794</text:p>
              </table:table-cell>
              <table:table-cell office:value-type="float" office:value="2.084519">
                <text:p>2.084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664794">
                <text:p>4.664794</text:p>
              </table:table-cell>
              <table:table-cell office:value-type="float" office:value="2.18887">
                <text:p>2.188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861765">
                <text:p>5.861765</text:p>
              </table:table-cell>
              <table:table-cell office:value-type="float" office:value="2.294718">
                <text:p>2.294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832313">
                <text:p>4.832313</text:p>
              </table:table-cell>
              <table:table-cell office:value-type="float" office:value="2.333132">
                <text:p>2.333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407998">
                <text:p>5.407998</text:p>
              </table:table-cell>
              <table:table-cell office:value-type="float" office:value="2.410114">
                <text:p>2.410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959386">
                <text:p>3.959386</text:p>
              </table:table-cell>
              <table:table-cell office:value-type="float" office:value="7.398706">
                <text:p>7.398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64015">
                <text:p>4.64015</text:p>
              </table:table-cell>
              <table:table-cell office:value-type="float" office:value="1.435668">
                <text:p>1.4356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791504">
                <text:p>4.791504</text:p>
              </table:table-cell>
              <table:table-cell office:value-type="float" office:value="7.252457">
                <text:p>7.2524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388197">
                <text:p>4.388197</text:p>
              </table:table-cell>
              <table:table-cell office:value-type="float" office:value="1.836282">
                <text:p>1.8362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728719">
                <text:p>2.728719</text:p>
              </table:table-cell>
              <table:table-cell office:value-type="float" office:value="1.586921">
                <text:p>1.586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.711213">
                <text:p>2.711213</text:p>
              </table:table-cell>
              <table:table-cell office:value-type="float" office:value="1.369705">
                <text:p>1.3697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.971364">
                <text:p>2.971364</text:p>
              </table:table-cell>
              <table:table-cell office:value-type="float" office:value="7.269109">
                <text:p>7.269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822759">
                <text:p>2.822759</text:p>
              </table:table-cell>
              <table:table-cell office:value-type="float" office:value="1.717092">
                <text:p>1.717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.943291">
                <text:p>2.943291</text:p>
              </table:table-cell>
              <table:table-cell office:value-type="float" office:value="1.893605">
                <text:p>1.8936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.024159">
                <text:p>3.024159</text:p>
              </table:table-cell>
              <table:table-cell office:value-type="float" office:value="1.975693">
                <text:p>1.9756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.585748">
                <text:p>3.585748</text:p>
              </table:table-cell>
              <table:table-cell office:value-type="float" office:value="1.603724">
                <text:p>1.6037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838411">
                <text:p>2.838411</text:p>
              </table:table-cell>
              <table:table-cell office:value-type="float" office:value="0.842646">
                <text:p>0.8426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.121558">
                <text:p>3.121558</text:p>
              </table:table-cell>
              <table:table-cell office:value-type="float" office:value="7.076127">
                <text:p>7.0761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.892965">
                <text:p>2.892965</text:p>
              </table:table-cell>
              <table:table-cell office:value-type="float" office:value="1.427966">
                <text:p>1.4279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.64697">
                <text:p>2.64697</text:p>
              </table:table-cell>
              <table:table-cell office:value-type="float" office:value="0.583538">
                <text:p>0.5835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.693501">
                <text:p>2.693501</text:p>
              </table:table-cell>
              <table:table-cell office:value-type="float" office:value="1.15254">
                <text:p>1.152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.274512">
                <text:p>2.274512</text:p>
              </table:table-cell>
              <table:table-cell office:value-type="float" office:value="0.921506">
                <text:p>0.9215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.718608">
                <text:p>2.718608</text:p>
              </table:table-cell>
              <table:table-cell office:value-type="float" office:value="0.85477">
                <text:p>0.854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.487019">
                <text:p>3.487019</text:p>
              </table:table-cell>
              <table:table-cell office:value-type="float" office:value="0.643496">
                <text:p>0.6434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.114701">
                <text:p>4.114701</text:p>
              </table:table-cell>
              <table:table-cell office:value-type="float" office:value="1.046374">
                <text:p>1.0463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.58638">
                <text:p>3.58638</text:p>
              </table:table-cell>
              <table:table-cell office:value-type="float" office:value="0.658249">
                <text:p>0.658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.560091">
                <text:p>4.560091</text:p>
              </table:table-cell>
              <table:table-cell office:value-type="float" office:value="1.009173">
                <text:p>1.009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.36698">
                <text:p>4.36698</text:p>
              </table:table-cell>
              <table:table-cell office:value-type="float" office:value="2.542316">
                <text:p>2.5423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.200442">
                <text:p>4.200442</text:p>
              </table:table-cell>
              <table:table-cell office:value-type="float" office:value="7.32968">
                <text:p>7.329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.76486">
                <text:p>3.76486</text:p>
              </table:table-cell>
              <table:table-cell office:value-type="float" office:value="2.651823">
                <text:p>2.6518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.336951">
                <text:p>4.336951</text:p>
              </table:table-cell>
              <table:table-cell office:value-type="float" office:value="2.233234">
                <text:p>2.2332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.897547">
                <text:p>2.897547</text:p>
              </table:table-cell>
              <table:table-cell office:value-type="float" office:value="2.323753">
                <text:p>2.3237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.810777">
                <text:p>4.810777</text:p>
              </table:table-cell>
              <table:table-cell office:value-type="float" office:value="7.186494">
                <text:p>7.1864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.464236">
                <text:p>4.464236</text:p>
              </table:table-cell>
              <table:table-cell office:value-type="float" office:value="2.385612">
                <text:p>2.3856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.840638">
                <text:p>4.840638</text:p>
              </table:table-cell>
              <table:table-cell office:value-type="float" office:value="2.460343">
                <text:p>2.4603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.017321">
                <text:p>4.017321</text:p>
              </table:table-cell>
              <table:table-cell office:value-type="float" office:value="2.700412">
                <text:p>2.7004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.585225">
                <text:p>4.585225</text:p>
              </table:table-cell>
              <table:table-cell office:value-type="float" office:value="3.040177">
                <text:p>3.040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.612282">
                <text:p>3.612282</text:p>
              </table:table-cell>
              <table:table-cell office:value-type="float" office:value="3.301346">
                <text:p>3.3013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.901177">
                <text:p>4.901177</text:p>
              </table:table-cell>
              <table:table-cell office:value-type="float" office:value="7.300062">
                <text:p>7.3000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.898977">
                <text:p>4.898977</text:p>
              </table:table-cell>
              <table:table-cell office:value-type="float" office:value="7.383745">
                <text:p>7.3837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.046628">
                <text:p>5.046628</text:p>
              </table:table-cell>
              <table:table-cell office:value-type="float" office:value="2.712085">
                <text:p>2.7120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.118007">
                <text:p>4.118007</text:p>
              </table:table-cell>
              <table:table-cell office:value-type="float" office:value="2.76275">
                <text:p>2.762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.054145">
                <text:p>5.054145</text:p>
              </table:table-cell>
              <table:table-cell office:value-type="float" office:value="2.831238">
                <text:p>2.8312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.298702">
                <text:p>3.298702</text:p>
              </table:table-cell>
              <table:table-cell office:value-type="float" office:value="2.946948">
                <text:p>2.9469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.179292">
                <text:p>3.179292</text:p>
              </table:table-cell>
              <table:table-cell office:value-type="float" office:value="3.147205">
                <text:p>3.1472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.337351">
                <text:p>3.337351</text:p>
              </table:table-cell>
              <table:table-cell office:value-type="float" office:value="3.045881">
                <text:p>3.0458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.036367">
                <text:p>5.036367</text:p>
              </table:table-cell>
              <table:table-cell office:value-type="float" office:value="3.376318">
                <text:p>3.3763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.356425">
                <text:p>3.356425</text:p>
              </table:table-cell>
              <table:table-cell office:value-type="float" office:value="3.284769">
                <text:p>3.2847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.367732">
                <text:p>3.367732</text:p>
              </table:table-cell>
              <table:table-cell office:value-type="float" office:value="3.397698">
                <text:p>3.3976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.424748">
                <text:p>3.424748</text:p>
              </table:table-cell>
              <table:table-cell office:value-type="float" office:value="3.509507">
                <text:p>3.5095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.183559">
                <text:p>3.183559</text:p>
              </table:table-cell>
              <table:table-cell office:value-type="float" office:value="7.353801">
                <text:p>7.3538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.244988">
                <text:p>3.244988</text:p>
              </table:table-cell>
              <table:table-cell office:value-type="float" office:value="3.656235">
                <text:p>3.6562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.124649">
                <text:p>3.124649</text:p>
              </table:table-cell>
              <table:table-cell office:value-type="float" office:value="3.602161">
                <text:p>3.6021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.694445">
                <text:p>3.694445</text:p>
              </table:table-cell>
              <table:table-cell office:value-type="float" office:value="3.888034">
                <text:p>3.8880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.215672">
                <text:p>2.215672</text:p>
              </table:table-cell>
              <table:table-cell office:value-type="float" office:value="3.698278">
                <text:p>3.6982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.291044">
                <text:p>3.291044</text:p>
              </table:table-cell>
              <table:table-cell office:value-type="float" office:value="3.773792">
                <text:p>3.7737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.256215">
                <text:p>2.256215</text:p>
              </table:table-cell>
              <table:table-cell office:value-type="float" office:value="7.38744">
                <text:p>7.387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4.076567">
                <text:p>4.076567</text:p>
              </table:table-cell>
              <table:table-cell office:value-type="float" office:value="4.590808">
                <text:p>4.5908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.193138">
                <text:p>3.193138</text:p>
              </table:table-cell>
              <table:table-cell office:value-type="float" office:value="4.012883">
                <text:p>4.0128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.769785">
                <text:p>2.769785</text:p>
              </table:table-cell>
              <table:table-cell office:value-type="float" office:value="4.232349">
                <text:p>4.2323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.486369">
                <text:p>2.486369</text:p>
              </table:table-cell>
              <table:table-cell office:value-type="float" office:value="4.127181">
                <text:p>4.1271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.766076">
                <text:p>2.766076</text:p>
              </table:table-cell>
              <table:table-cell office:value-type="float" office:value="3.895523">
                <text:p>3.8955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.303684">
                <text:p>3.303684</text:p>
              </table:table-cell>
              <table:table-cell office:value-type="float" office:value="7.655949">
                <text:p>7.6559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.926499">
                <text:p>2.926499</text:p>
              </table:table-cell>
              <table:table-cell office:value-type="float" office:value="4.000474">
                <text:p>4.0004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.550508">
                <text:p>3.550508</text:p>
              </table:table-cell>
              <table:table-cell office:value-type="float" office:value="7.371661">
                <text:p>7.3716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.189832">
                <text:p>5.189832</text:p>
              </table:table-cell>
              <table:table-cell office:value-type="float" office:value="7.485176">
                <text:p>7.4851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.032182">
                <text:p>3.032182</text:p>
              </table:table-cell>
              <table:table-cell office:value-type="float" office:value="4.371704">
                <text:p>4.3717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.178164">
                <text:p>3.178164</text:p>
              </table:table-cell>
              <table:table-cell office:value-type="float" office:value="4.280543">
                <text:p>4.2805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.214639">
                <text:p>3.214639</text:p>
              </table:table-cell>
              <table:table-cell office:value-type="float" office:value="7.386738">
                <text:p>7.3867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.822384">
                <text:p>2.822384</text:p>
              </table:table-cell>
              <table:table-cell office:value-type="float" office:value="4.214979">
                <text:p>4.2149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.035764">
                <text:p>3.035764</text:p>
              </table:table-cell>
              <table:table-cell office:value-type="float" office:value="4.516416">
                <text:p>4.516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4.565859">
                <text:p>4.565859</text:p>
              </table:table-cell>
              <table:table-cell office:value-type="float" office:value="4.821874">
                <text:p>4.8218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.028083">
                <text:p>2.028083</text:p>
              </table:table-cell>
              <table:table-cell office:value-type="float" office:value="4.755787">
                <text:p>4.7557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.0582">
                <text:p>3.0582</text:p>
              </table:table-cell>
              <table:table-cell office:value-type="float" office:value="4.563934">
                <text:p>4.5639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.977352">
                <text:p>2.977352</text:p>
              </table:table-cell>
              <table:table-cell office:value-type="float" office:value="4.895953">
                <text:p>4.8959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.549217">
                <text:p>4.549217</text:p>
              </table:table-cell>
              <table:table-cell office:value-type="float" office:value="4.637431">
                <text:p>4.6374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.218958">
                <text:p>3.218958</text:p>
              </table:table-cell>
              <table:table-cell office:value-type="float" office:value="4.931309">
                <text:p>4.9313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.918117">
                <text:p>4.918117</text:p>
              </table:table-cell>
              <table:table-cell office:value-type="float" office:value="4.990119">
                <text:p>4.9901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.088188">
                <text:p>3.088188</text:p>
              </table:table-cell>
              <table:table-cell office:value-type="float" office:value="5.642766">
                <text:p>5.6427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.034194">
                <text:p>3.034194</text:p>
              </table:table-cell>
              <table:table-cell office:value-type="float" office:value="5.39156">
                <text:p>5.391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.0515">
                <text:p>3.0515</text:p>
              </table:table-cell>
              <table:table-cell office:value-type="float" office:value="5.582909">
                <text:p>5.5829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.8851">
                <text:p>2.8851</text:p>
              </table:table-cell>
              <table:table-cell office:value-type="float" office:value="5.035752">
                <text:p>5.0357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.902664">
                <text:p>4.902664</text:p>
              </table:table-cell>
              <table:table-cell office:value-type="float" office:value="7.479038">
                <text:p>7.4790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.967042">
                <text:p>2.967042</text:p>
              </table:table-cell>
              <table:table-cell office:value-type="float" office:value="5.087385">
                <text:p>5.0873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.884905">
                <text:p>2.884905</text:p>
              </table:table-cell>
              <table:table-cell office:value-type="float" office:value="5.228542">
                <text:p>5.228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.71414">
                <text:p>4.71414</text:p>
              </table:table-cell>
              <table:table-cell office:value-type="float" office:value="5.283753">
                <text:p>5.2837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.508778">
                <text:p>2.508778</text:p>
              </table:table-cell>
              <table:table-cell office:value-type="float" office:value="5.42149">
                <text:p>5.421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.071632">
                <text:p>3.071632</text:p>
              </table:table-cell>
              <table:table-cell office:value-type="float" office:value="5.853526">
                <text:p>5.8535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.949415">
                <text:p>2.949415</text:p>
              </table:table-cell>
              <table:table-cell office:value-type="float" office:value="7.504311">
                <text:p>7.5043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.896977">
                <text:p>2.896977</text:p>
              </table:table-cell>
              <table:table-cell office:value-type="float" office:value="5.796349">
                <text:p>5.7963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4.592367">
                <text:p>4.592367</text:p>
              </table:table-cell>
              <table:table-cell office:value-type="float" office:value="5.608506">
                <text:p>5.6085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.127094">
                <text:p>3.127094</text:p>
              </table:table-cell>
              <table:table-cell office:value-type="float" office:value="5.720664">
                <text:p>5.7206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.515151">
                <text:p>3.515151</text:p>
              </table:table-cell>
              <table:table-cell office:value-type="float" office:value="5.921011">
                <text:p>5.9210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.292454">
                <text:p>2.292454</text:p>
              </table:table-cell>
              <table:table-cell office:value-type="float" office:value="6.032799">
                <text:p>6.0327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.212036">
                <text:p>2.212036</text:p>
              </table:table-cell>
              <table:table-cell office:value-type="float" office:value="7.633877">
                <text:p>7.6338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.604508">
                <text:p>4.604508</text:p>
              </table:table-cell>
              <table:table-cell office:value-type="float" office:value="6.127633">
                <text:p>6.1276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.952324">
                <text:p>2.952324</text:p>
              </table:table-cell>
              <table:table-cell office:value-type="float" office:value="6.065661">
                <text:p>6.0656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maximum="100" chart:reverse-direction="false" text:line-break="false" chart:axis-position="0" loext:try-staggering-first="false"/>
      <style:graphic-properties svg:stroke-color="#b3b3b3"/>
      <style:text-properties fo:font-size="18pt" style:font-size-asian="10pt" style:font-size-complex="10pt"/>
    </style:style>
    <style:style style:name="ch5" style:family="chart">
      <style:chart-properties chart:auto-position="true" style:rotation-angle="0"/>
      <style:text-properties fo:font-size="18pt" fo:font-weight="bold" style:font-size-asian="9pt" style:font-size-complex="9pt"/>
    </style:style>
    <style:style style:name="ch6" style:family="chart" style:data-style-name="N0">
      <style:chart-properties xmlns:loext="urn:org:documentfoundation:names:experimental:office:xmlns:loext:1.0" chart:display-label="true" chart:logarithmic="false" chart:origin="0" chart:reverse-direction="false" text:line-break="false" chart:axis-position="0" loext:try-staggering-first="false"/>
      <style:graphic-properties svg:stroke-color="#b3b3b3"/>
      <style:text-properties fo:font-size="18pt" style:font-size-asian="10pt" style:font-size-complex="10pt"/>
    </style:style>
    <style:style style:name="ch7" style:family="chart">
      <style:chart-properties chart:auto-position="true" style:rotation-angle="90"/>
      <style:text-properties fo:font-size="18pt" fo:font-weight="bold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ea7500" draw:fill-color="#ea75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1cm" svg:height="15.241cm" xlink:href=".." xlink:type="simple" chart:class="chart:scatter" chart:style-name="ch1">
        <chart:legend chart:legend-position="bottom" svg:x="1.793cm" svg:y="13.247cm" style:legend-expansion="wide" chart:style-name="ch2"/>
        <chart:plot-area chart:style-name="ch3" table:cell-range-address="IO.A2:IO.C101 IO.B1:IO.C1" chart:data-source-has-labels="row" svg:x="1.8cm" svg:y="1.351cm" svg:width="10.393cm" svg:height="10.076cm">
          <chartooo:coordinate-region svg:x="2.764cm" svg:y="1.708cm" svg:width="8.893cm" svg:height="8.756cm"/>
          <chart:axis chart:dimension="x" chart:name="primary-x" chart:style-name="ch4">
            <chart:title svg:x="4.921cm" svg:y="11.732cm" chart:style-name="ch5">
              <text:p>Concurrence</text:p>
            </chart:title>
          </chart:axis>
          <chart:axis chart:dimension="y" chart:name="primary-y" chart:style-name="ch6">
            <chart:title svg:x="0.451cm" svg:y="10.547cm" chart:style-name="ch7">
              <text:p>Average execution time (s)</text:p>
            </chart:title>
          </chart:axis>
          <chart:series chart:style-name="ch8" chart:values-cell-range-address="IO.B2:IO.B101" chart:label-cell-address="IO.B1:IO.B1" chart:class="chart:scatter">
            <chart:domain table:cell-range-address="IO.A2:IO.A101"/>
            <chart:data-point chart:repeated="100"/>
          </chart:series>
          <chart:series chart:style-name="ch9" chart:values-cell-range-address="IO.C2:IO.C101" chart:label-cell-address="IO.C1:IO.C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I/O overload (using FaaS)</text:p>
                <draw:g>
                  <svg:desc>IO.B1:IO.B1</svg:desc>
                </draw:g>
              </table:table-cell>
              <table:table-cell office:value-type="string">
                <text:p>I/O overload (without FaaS)</text:p>
                <draw:g>
                  <svg:desc>IO.C1:IO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O.A2:IO.A101</svg:desc>
                </draw:g>
              </table:table-cell>
              <table:table-cell office:value-type="float" office:value="20.432558">
                <text:p>20.432558</text:p>
                <draw:g>
                  <svg:desc>IO.B2:IO.B101</svg:desc>
                </draw:g>
              </table:table-cell>
              <table:table-cell office:value-type="float" office:value="47.246169">
                <text:p>47.246169</text:p>
                <draw:g>
                  <svg:desc>IO.C2:IO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100833">
                <text:p>11.100833</text:p>
              </table:table-cell>
              <table:table-cell office:value-type="float" office:value="1.380348">
                <text:p>1.380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.594724">
                <text:p>10.594724</text:p>
              </table:table-cell>
              <table:table-cell office:value-type="float" office:value="0.934872">
                <text:p>0.934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.970607">
                <text:p>19.970607</text:p>
              </table:table-cell>
              <table:table-cell office:value-type="float" office:value="1.813684">
                <text:p>1.8136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.585902">
                <text:p>10.585902</text:p>
              </table:table-cell>
              <table:table-cell office:value-type="float" office:value="48.903248">
                <text:p>48.903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586697">
                <text:p>10.586697</text:p>
              </table:table-cell>
              <table:table-cell office:value-type="float" office:value="11.236486">
                <text:p>11.2364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.263242">
                <text:p>13.263242</text:p>
              </table:table-cell>
              <table:table-cell office:value-type="float" office:value="2.246096">
                <text:p>2.246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.494182">
                <text:p>13.494182</text:p>
              </table:table-cell>
              <table:table-cell office:value-type="float" office:value="2.727813">
                <text:p>2.7278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0.005153">
                <text:p>20.005153</text:p>
              </table:table-cell>
              <table:table-cell office:value-type="float" office:value="3.639131">
                <text:p>3.6391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.633996">
                <text:p>17.633996</text:p>
              </table:table-cell>
              <table:table-cell office:value-type="float" office:value="9.497322">
                <text:p>9.497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663612">
                <text:p>9.663612</text:p>
              </table:table-cell>
              <table:table-cell office:value-type="float" office:value="3.122484">
                <text:p>3.122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.838632">
                <text:p>8.838632</text:p>
              </table:table-cell>
              <table:table-cell office:value-type="float" office:value="55.643561">
                <text:p>55.643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.683393">
                <text:p>9.683393</text:p>
              </table:table-cell>
              <table:table-cell office:value-type="float" office:value="9.960519">
                <text:p>9.9605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498749">
                <text:p>8.498749</text:p>
              </table:table-cell>
              <table:table-cell office:value-type="float" office:value="10.570402">
                <text:p>10.5704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659396">
                <text:p>8.659396</text:p>
              </table:table-cell>
              <table:table-cell office:value-type="float" office:value="8.309658">
                <text:p>8.3096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622211">
                <text:p>10.622211</text:p>
              </table:table-cell>
              <table:table-cell office:value-type="float" office:value="3.994744">
                <text:p>3.9947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.066968">
                <text:p>12.066968</text:p>
              </table:table-cell>
              <table:table-cell office:value-type="float" office:value="6.037887">
                <text:p>6.0378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468845">
                <text:p>11.468845</text:p>
              </table:table-cell>
              <table:table-cell office:value-type="float" office:value="5.537005">
                <text:p>5.537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.120382">
                <text:p>12.120382</text:p>
              </table:table-cell>
              <table:table-cell office:value-type="float" office:value="4.485446">
                <text:p>4.485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659359">
                <text:p>9.659359</text:p>
              </table:table-cell>
              <table:table-cell office:value-type="float" office:value="46.570417">
                <text:p>46.5704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2.070063">
                <text:p>12.070063</text:p>
              </table:table-cell>
              <table:table-cell office:value-type="float" office:value="7.745675">
                <text:p>7.7456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.734658">
                <text:p>11.734658</text:p>
              </table:table-cell>
              <table:table-cell office:value-type="float" office:value="55.049321">
                <text:p>55.0493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2.075454">
                <text:p>12.075454</text:p>
              </table:table-cell>
              <table:table-cell office:value-type="float" office:value="6.609333">
                <text:p>6.609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.114805">
                <text:p>12.114805</text:p>
              </table:table-cell>
              <table:table-cell office:value-type="float" office:value="54.463995">
                <text:p>54.463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2.051737">
                <text:p>12.051737</text:p>
              </table:table-cell>
              <table:table-cell office:value-type="float" office:value="8.82031">
                <text:p>8.820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3.380153">
                <text:p>13.380153</text:p>
              </table:table-cell>
              <table:table-cell office:value-type="float" office:value="4.854668">
                <text:p>4.8546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.487138">
                <text:p>8.487138</text:p>
              </table:table-cell>
              <table:table-cell office:value-type="float" office:value="47.646893">
                <text:p>47.6468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.702456">
                <text:p>8.702456</text:p>
              </table:table-cell>
              <table:table-cell office:value-type="float" office:value="7.031006">
                <text:p>7.031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6.971327">
                <text:p>16.971327</text:p>
              </table:table-cell>
              <table:table-cell office:value-type="float" office:value="48.247222">
                <text:p>48.247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.790557">
                <text:p>10.790557</text:p>
              </table:table-cell>
              <table:table-cell office:value-type="float" office:value="13.819858">
                <text:p>13.8198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0.659818">
                <text:p>10.659818</text:p>
              </table:table-cell>
              <table:table-cell office:value-type="float" office:value="12.106399">
                <text:p>12.1063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9.634774">
                <text:p>19.634774</text:p>
              </table:table-cell>
              <table:table-cell office:value-type="float" office:value="49.271555">
                <text:p>49.2715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.479963">
                <text:p>9.479963</text:p>
              </table:table-cell>
              <table:table-cell office:value-type="float" office:value="11.484226">
                <text:p>11.4842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.061669">
                <text:p>8.061669</text:p>
              </table:table-cell>
              <table:table-cell office:value-type="float" office:value="12.566925">
                <text:p>12.5669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.444758">
                <text:p>9.444758</text:p>
              </table:table-cell>
              <table:table-cell office:value-type="float" office:value="13.119788">
                <text:p>13.1197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.092933">
                <text:p>11.092933</text:p>
              </table:table-cell>
              <table:table-cell office:value-type="float" office:value="14.805175">
                <text:p>14.8051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.532707">
                <text:p>7.532707</text:p>
              </table:table-cell>
              <table:table-cell office:value-type="float" office:value="15.376414">
                <text:p>15.3764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.805734">
                <text:p>11.805734</text:p>
              </table:table-cell>
              <table:table-cell office:value-type="float" office:value="49.822942">
                <text:p>49.8229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.456285">
                <text:p>9.456285</text:p>
              </table:table-cell>
              <table:table-cell office:value-type="float" office:value="50.236933">
                <text:p>50.2369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.203664">
                <text:p>8.203664</text:p>
              </table:table-cell>
              <table:table-cell office:value-type="float" office:value="14.296308">
                <text:p>14.2963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.429549">
                <text:p>9.429549</text:p>
              </table:table-cell>
              <table:table-cell office:value-type="float" office:value="15.910327">
                <text:p>15.9103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1.809248">
                <text:p>11.809248</text:p>
              </table:table-cell>
              <table:table-cell office:value-type="float" office:value="24.837063">
                <text:p>24.8370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.264521">
                <text:p>5.264521</text:p>
              </table:table-cell>
              <table:table-cell office:value-type="float" office:value="25.493092">
                <text:p>25.4930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.303741">
                <text:p>9.303741</text:p>
              </table:table-cell>
              <table:table-cell office:value-type="float" office:value="26.610911">
                <text:p>26.6109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3.295923">
                <text:p>13.295923</text:p>
              </table:table-cell>
              <table:table-cell office:value-type="float" office:value="25.993852">
                <text:p>25.9938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.427696">
                <text:p>5.427696</text:p>
              </table:table-cell>
              <table:table-cell office:value-type="float" office:value="28.165588">
                <text:p>28.1655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.95679">
                <text:p>7.95679</text:p>
              </table:table-cell>
              <table:table-cell office:value-type="float" office:value="29.354855">
                <text:p>29.3548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.343418">
                <text:p>5.343418</text:p>
              </table:table-cell>
              <table:table-cell office:value-type="float" office:value="29.86893">
                <text:p>29.868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.195399">
                <text:p>5.195399</text:p>
              </table:table-cell>
              <table:table-cell office:value-type="float" office:value="22.574435">
                <text:p>22.574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.214158">
                <text:p>5.214158</text:p>
              </table:table-cell>
              <table:table-cell office:value-type="float" office:value="50.714446">
                <text:p>50.7144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3.059415">
                <text:p>13.059415</text:p>
              </table:table-cell>
              <table:table-cell office:value-type="float" office:value="22.035862">
                <text:p>22.0358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1.573383">
                <text:p>11.573383</text:p>
              </table:table-cell>
              <table:table-cell office:value-type="float" office:value="19.676974">
                <text:p>19.6769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1.768542">
                <text:p>11.768542</text:p>
              </table:table-cell>
              <table:table-cell office:value-type="float" office:value="21.41379">
                <text:p>21.413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1.722098">
                <text:p>11.722098</text:p>
              </table:table-cell>
              <table:table-cell office:value-type="float" office:value="20.275656">
                <text:p>20.2756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0.66557">
                <text:p>10.66557</text:p>
              </table:table-cell>
              <table:table-cell office:value-type="float" office:value="23.726477">
                <text:p>23.7264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.549984">
                <text:p>10.549984</text:p>
              </table:table-cell>
              <table:table-cell office:value-type="float" office:value="23.11325">
                <text:p>23.113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.868402">
                <text:p>7.868402</text:p>
              </table:table-cell>
              <table:table-cell office:value-type="float" office:value="26.958679">
                <text:p>26.9586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.90497">
                <text:p>7.90497</text:p>
              </table:table-cell>
              <table:table-cell office:value-type="float" office:value="27.606922">
                <text:p>27.6069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0.379966">
                <text:p>10.379966</text:p>
              </table:table-cell>
              <table:table-cell office:value-type="float" office:value="24.219465">
                <text:p>24.2194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9.996549">
                <text:p>9.996549</text:p>
              </table:table-cell>
              <table:table-cell office:value-type="float" office:value="28.717998">
                <text:p>28.717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.865336">
                <text:p>7.865336</text:p>
              </table:table-cell>
              <table:table-cell office:value-type="float" office:value="16.19049">
                <text:p>16.190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0.067463">
                <text:p>10.067463</text:p>
              </table:table-cell>
              <table:table-cell office:value-type="float" office:value="18.444687">
                <text:p>18.4446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0.074659">
                <text:p>10.074659</text:p>
              </table:table-cell>
              <table:table-cell office:value-type="float" office:value="18.007794">
                <text:p>18.0077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0.494051">
                <text:p>10.494051</text:p>
              </table:table-cell>
              <table:table-cell office:value-type="float" office:value="20.681444">
                <text:p>20.6814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9.942946">
                <text:p>9.942946</text:p>
              </table:table-cell>
              <table:table-cell office:value-type="float" office:value="16.78252">
                <text:p>16.782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0.753354">
                <text:p>10.753354</text:p>
              </table:table-cell>
              <table:table-cell office:value-type="float" office:value="17.389848">
                <text:p>17.389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0.479984">
                <text:p>10.479984</text:p>
              </table:table-cell>
              <table:table-cell office:value-type="float" office:value="18.973673">
                <text:p>18.9736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0.051113">
                <text:p>10.051113</text:p>
              </table:table-cell>
              <table:table-cell office:value-type="float" office:value="51.066329">
                <text:p>51.0663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1.235088">
                <text:p>11.235088</text:p>
              </table:table-cell>
              <table:table-cell office:value-type="float" office:value="33.907575">
                <text:p>33.9075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1.48616">
                <text:p>11.48616</text:p>
              </table:table-cell>
              <table:table-cell office:value-type="float" office:value="51.582654">
                <text:p>51.5826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3.485004">
                <text:p>13.485004</text:p>
              </table:table-cell>
              <table:table-cell office:value-type="float" office:value="33.113893">
                <text:p>33.1138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0.520233">
                <text:p>10.520233</text:p>
              </table:table-cell>
              <table:table-cell office:value-type="float" office:value="36.469031">
                <text:p>36.4690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0.315363">
                <text:p>10.315363</text:p>
              </table:table-cell>
              <table:table-cell office:value-type="float" office:value="35.945951">
                <text:p>35.9459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1.548698">
                <text:p>11.548698</text:p>
              </table:table-cell>
              <table:table-cell office:value-type="float" office:value="34.346988">
                <text:p>34.3469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1.295113">
                <text:p>11.295113</text:p>
              </table:table-cell>
              <table:table-cell office:value-type="float" office:value="35.326515">
                <text:p>35.3265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0.130586">
                <text:p>10.130586</text:p>
              </table:table-cell>
              <table:table-cell office:value-type="float" office:value="52.114466">
                <text:p>52.1144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1.123681">
                <text:p>11.123681</text:p>
              </table:table-cell>
              <table:table-cell office:value-type="float" office:value="34.690355">
                <text:p>34.6903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9.821744">
                <text:p>9.821744</text:p>
              </table:table-cell>
              <table:table-cell office:value-type="float" office:value="32.024564">
                <text:p>32.0245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1.223106">
                <text:p>11.223106</text:p>
              </table:table-cell>
              <table:table-cell office:value-type="float" office:value="32.36481">
                <text:p>32.364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1.791125">
                <text:p>11.791125</text:p>
              </table:table-cell>
              <table:table-cell office:value-type="float" office:value="30.154173">
                <text:p>30.1541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0.027641">
                <text:p>10.027641</text:p>
              </table:table-cell>
              <table:table-cell office:value-type="float" office:value="30.681951">
                <text:p>30.6819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1.618929">
                <text:p>11.618929</text:p>
              </table:table-cell>
              <table:table-cell office:value-type="float" office:value="31.24292">
                <text:p>31.242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1.091732">
                <text:p>11.091732</text:p>
              </table:table-cell>
              <table:table-cell office:value-type="float" office:value="39.146022">
                <text:p>39.1460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0.248045">
                <text:p>10.248045</text:p>
              </table:table-cell>
              <table:table-cell office:value-type="float" office:value="36.873815">
                <text:p>36.8738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3.676336">
                <text:p>13.676336</text:p>
              </table:table-cell>
              <table:table-cell office:value-type="float" office:value="39.719528">
                <text:p>39.7195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3.129291">
                <text:p>13.129291</text:p>
              </table:table-cell>
              <table:table-cell office:value-type="float" office:value="38.585931">
                <text:p>38.5859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1.480087">
                <text:p>11.480087</text:p>
              </table:table-cell>
              <table:table-cell office:value-type="float" office:value="37.968579">
                <text:p>37.9685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0.256857">
                <text:p>10.256857</text:p>
              </table:table-cell>
              <table:table-cell office:value-type="float" office:value="37.403982">
                <text:p>37.4039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3.064797">
                <text:p>13.064797</text:p>
              </table:table-cell>
              <table:table-cell office:value-type="float" office:value="52.576801">
                <text:p>52.5768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.595613">
                <text:p>10.595613</text:p>
              </table:table-cell>
              <table:table-cell office:value-type="float" office:value="43.493822">
                <text:p>43.4938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1.34235">
                <text:p>11.34235</text:p>
              </table:table-cell>
              <table:table-cell office:value-type="float" office:value="42.982232">
                <text:p>42.9822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3.374676">
                <text:p>13.374676</text:p>
              </table:table-cell>
              <table:table-cell office:value-type="float" office:value="44.653429">
                <text:p>44.6534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1.605153">
                <text:p>11.605153</text:p>
              </table:table-cell>
              <table:table-cell office:value-type="float" office:value="45.220657">
                <text:p>45.2206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.626502">
                <text:p>10.626502</text:p>
              </table:table-cell>
              <table:table-cell office:value-type="float" office:value="44.083608">
                <text:p>44.0836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2.387677">
                <text:p>12.387677</text:p>
              </table:table-cell>
              <table:table-cell office:value-type="float" office:value="40.195247">
                <text:p>40.1952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1.625211">
                <text:p>11.625211</text:p>
              </table:table-cell>
              <table:table-cell office:value-type="float" office:value="41.238809">
                <text:p>41.2388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2.164655">
                <text:p>12.164655</text:p>
              </table:table-cell>
              <table:table-cell office:value-type="float" office:value="40.617086">
                <text:p>40.6170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1.512358">
                <text:p>11.512358</text:p>
              </table:table-cell>
              <table:table-cell office:value-type="float" office:value="55.243072">
                <text:p>55.2430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2.25371">
                <text:p>12.25371</text:p>
              </table:table-cell>
              <table:table-cell office:value-type="float" office:value="41.73113">
                <text:p>41.731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.214941">
                <text:p>12.214941</text:p>
              </table:table-cell>
              <table:table-cell office:value-type="float" office:value="52.993865">
                <text:p>52.9938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maximum="100" chart:reverse-direction="false" text:line-break="false" chart:axis-position="0" loext:try-staggering-first="false"/>
      <style:graphic-properties svg:stroke-color="#b3b3b3"/>
      <style:text-properties fo:font-size="18pt" style:font-size-asian="10pt" style:font-size-complex="10pt"/>
    </style:style>
    <style:style style:name="ch5" style:family="chart">
      <style:chart-properties chart:auto-position="true" style:rotation-angle="0"/>
      <style:text-properties fo:font-size="18pt" fo:font-weight="bold" style:font-size-asian="9pt" style:font-size-complex="9pt"/>
    </style:style>
    <style:style style:name="ch6" style:family="chart" style:data-style-name="N0">
      <style:chart-properties xmlns:loext="urn:org:documentfoundation:names:experimental:office:xmlns:loext:1.0" chart:display-label="true" chart:logarithmic="false" chart:origin="0" chart:reverse-direction="false" text:line-break="false" chart:axis-position="0" loext:try-staggering-first="false"/>
      <style:graphic-properties svg:stroke-color="#b3b3b3"/>
      <style:text-properties fo:font-size="18pt" style:font-size-asian="10pt" style:font-size-complex="10pt"/>
    </style:style>
    <style:style style:name="ch7" style:family="chart">
      <style:chart-properties chart:auto-position="true" style:rotation-angle="90"/>
      <style:text-properties fo:font-size="18pt" fo:font-weight="bold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ea7500" draw:fill-color="#ea75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1cm" svg:height="15.241cm" xlink:href=".." xlink:type="simple" chart:class="chart:scatter" chart:style-name="ch1">
        <chart:legend chart:legend-position="bottom" svg:x="1.448cm" svg:y="13.247cm" style:legend-expansion="wide" chart:style-name="ch2"/>
        <chart:plot-area chart:style-name="ch3" table:cell-range-address="Math.A2:Math.C101 Math.B1:Math.C1" chart:data-source-has-labels="row" svg:x="1.8cm" svg:y="1.351cm" svg:width="10.393cm" svg:height="10.076cm">
          <chartooo:coordinate-region svg:x="2.942cm" svg:y="1.708cm" svg:width="8.715cm" svg:height="8.756cm"/>
          <chart:axis chart:dimension="x" chart:name="primary-x" chart:style-name="ch4">
            <chart:title svg:x="4.921cm" svg:y="11.732cm" chart:style-name="ch5">
              <text:p>Concurrence</text:p>
            </chart:title>
          </chart:axis>
          <chart:axis chart:dimension="y" chart:name="primary-y" chart:style-name="ch6">
            <chart:title svg:x="0.451cm" svg:y="10.547cm" chart:style-name="ch7">
              <text:p>Average execution time (s)</text:p>
            </chart:title>
          </chart:axis>
          <chart:series chart:style-name="ch8" chart:values-cell-range-address="Math.B2:Math.B101" chart:label-cell-address="Math.B1:Math.B1" chart:class="chart:scatter">
            <chart:domain table:cell-range-address="Math.A2:Math.A101"/>
            <chart:data-point chart:repeated="100"/>
          </chart:series>
          <chart:series chart:style-name="ch9" chart:values-cell-range-address="Math.C2:Math.C101" chart:label-cell-address="Math.C1:Math.C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Math workload (using FaaS)</text:p>
                <draw:g>
                  <svg:desc>Math.B1:Math.B1</svg:desc>
                </draw:g>
              </table:table-cell>
              <table:table-cell office:value-type="string">
                <text:p>Math workload (without FaaS)</text:p>
                <draw:g>
                  <svg:desc>Math.C1:Math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th.A2:Math.A101</svg:desc>
                </draw:g>
              </table:table-cell>
              <table:table-cell office:value-type="float" office:value="1.255123">
                <text:p>1.255123</text:p>
                <draw:g>
                  <svg:desc>Math.B2:Math.B101</svg:desc>
                </draw:g>
              </table:table-cell>
              <table:table-cell office:value-type="float" office:value="0.314715">
                <text:p>0.314715</text:p>
                <draw:g>
                  <svg:desc>Math.C2:Math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16044">
                <text:p>1.16044</text:p>
              </table:table-cell>
              <table:table-cell office:value-type="float" office:value="0.351451">
                <text:p>0.351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159203">
                <text:p>1.159203</text:p>
              </table:table-cell>
              <table:table-cell office:value-type="float" office:value="0.348233">
                <text:p>0.3482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256291">
                <text:p>1.256291</text:p>
              </table:table-cell>
              <table:table-cell office:value-type="float" office:value="1.482562">
                <text:p>1.482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155058">
                <text:p>1.155058</text:p>
              </table:table-cell>
              <table:table-cell office:value-type="float" office:value="0.389127">
                <text:p>0.389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7555">
                <text:p>3.27555</text:p>
              </table:table-cell>
              <table:table-cell office:value-type="float" office:value="0.388019">
                <text:p>0.388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207103">
                <text:p>2.207103</text:p>
              </table:table-cell>
              <table:table-cell office:value-type="float" office:value="0.388082">
                <text:p>0.3880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146629">
                <text:p>1.146629</text:p>
              </table:table-cell>
              <table:table-cell office:value-type="float" office:value="0.378348">
                <text:p>0.3783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131942">
                <text:p>1.131942</text:p>
              </table:table-cell>
              <table:table-cell office:value-type="float" office:value="1.464714">
                <text:p>1.464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22349">
                <text:p>2.22349</text:p>
              </table:table-cell>
              <table:table-cell office:value-type="float" office:value="0.370929">
                <text:p>0.3709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146238">
                <text:p>1.146238</text:p>
              </table:table-cell>
              <table:table-cell office:value-type="float" office:value="0.44662">
                <text:p>0.446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13922">
                <text:p>1.13922</text:p>
              </table:table-cell>
              <table:table-cell office:value-type="float" office:value="0.407239">
                <text:p>0.4072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161638">
                <text:p>2.161638</text:p>
              </table:table-cell>
              <table:table-cell office:value-type="float" office:value="0.431727">
                <text:p>0.4317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83866">
                <text:p>0.883866</text:p>
              </table:table-cell>
              <table:table-cell office:value-type="float" office:value="0.442104">
                <text:p>0.4421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61828">
                <text:p>0.861828</text:p>
              </table:table-cell>
              <table:table-cell office:value-type="float" office:value="0.421105">
                <text:p>0.421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820825">
                <text:p>1.820825</text:p>
              </table:table-cell>
              <table:table-cell office:value-type="float" office:value="0.420399">
                <text:p>0.4203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49614">
                <text:p>0.849614</text:p>
              </table:table-cell>
              <table:table-cell office:value-type="float" office:value="0.452792">
                <text:p>0.4527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.967132">
                <text:p>3.967132</text:p>
              </table:table-cell>
              <table:table-cell office:value-type="float" office:value="0.451084">
                <text:p>0.4510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28626">
                <text:p>0.928626</text:p>
              </table:table-cell>
              <table:table-cell office:value-type="float" office:value="0.398876">
                <text:p>0.3988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50132">
                <text:p>0.950132</text:p>
              </table:table-cell>
              <table:table-cell office:value-type="float" office:value="0.427079">
                <text:p>0.4270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14056">
                <text:p>0.914056</text:p>
              </table:table-cell>
              <table:table-cell office:value-type="float" office:value="0.440854">
                <text:p>0.4408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43879">
                <text:p>0.943879</text:p>
              </table:table-cell>
              <table:table-cell office:value-type="float" office:value="0.442487">
                <text:p>0.4424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859497">
                <text:p>1.859497</text:p>
              </table:table-cell>
              <table:table-cell office:value-type="float" office:value="0.437492">
                <text:p>0.4374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79164">
                <text:p>0.79164</text:p>
              </table:table-cell>
              <table:table-cell office:value-type="float" office:value="0.362351">
                <text:p>0.3623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791689">
                <text:p>0.791689</text:p>
              </table:table-cell>
              <table:table-cell office:value-type="float" office:value="0.456882">
                <text:p>0.4568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02825">
                <text:p>0.902825</text:p>
              </table:table-cell>
              <table:table-cell office:value-type="float" office:value="0.427052">
                <text:p>0.4270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58208">
                <text:p>0.858208</text:p>
              </table:table-cell>
              <table:table-cell office:value-type="float" office:value="0.405226">
                <text:p>0.4052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69705">
                <text:p>0.969705</text:p>
              </table:table-cell>
              <table:table-cell office:value-type="float" office:value="0.419755">
                <text:p>0.4197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78934">
                <text:p>0.978934</text:p>
              </table:table-cell>
              <table:table-cell office:value-type="float" office:value="0.327223">
                <text:p>0.3272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057434">
                <text:p>2.057434</text:p>
              </table:table-cell>
              <table:table-cell office:value-type="float" office:value="0.325529">
                <text:p>0.3255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91116">
                <text:p>0.991116</text:p>
              </table:table-cell>
              <table:table-cell office:value-type="float" office:value="0.407646">
                <text:p>0.4076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773983">
                <text:p>1.773983</text:p>
              </table:table-cell>
              <table:table-cell office:value-type="float" office:value="0.353661">
                <text:p>0.3536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92951">
                <text:p>0.892951</text:p>
              </table:table-cell>
              <table:table-cell office:value-type="float" office:value="0.398079">
                <text:p>0.398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00015">
                <text:p>0.900015</text:p>
              </table:table-cell>
              <table:table-cell office:value-type="float" office:value="0.327726">
                <text:p>0.3277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92778">
                <text:p>0.892778</text:p>
              </table:table-cell>
              <table:table-cell office:value-type="float" office:value="0.387718">
                <text:p>0.3877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27276">
                <text:p>0.927276</text:p>
              </table:table-cell>
              <table:table-cell office:value-type="float" office:value="0.36393">
                <text:p>0.363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738932">
                <text:p>0.738932</text:p>
              </table:table-cell>
              <table:table-cell office:value-type="float" office:value="0.548057">
                <text:p>0.5480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4636">
                <text:p>0.84636</text:p>
              </table:table-cell>
              <table:table-cell office:value-type="float" office:value="0.129935">
                <text:p>0.1299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793119">
                <text:p>0.793119</text:p>
              </table:table-cell>
              <table:table-cell office:value-type="float" office:value="0.121491">
                <text:p>0.1214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92672">
                <text:p>0.792672</text:p>
              </table:table-cell>
              <table:table-cell office:value-type="float" office:value="0.645909">
                <text:p>0.6459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778217">
                <text:p>0.778217</text:p>
              </table:table-cell>
              <table:table-cell office:value-type="float" office:value="0.654698">
                <text:p>0.6546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837341">
                <text:p>1.837341</text:p>
              </table:table-cell>
              <table:table-cell office:value-type="float" office:value="0.519608">
                <text:p>0.5196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.333789">
                <text:p>2.333789</text:p>
              </table:table-cell>
              <table:table-cell office:value-type="float" office:value="0.509693">
                <text:p>0.5096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.272045">
                <text:p>2.272045</text:p>
              </table:table-cell>
              <table:table-cell office:value-type="float" office:value="0.443521">
                <text:p>0.4435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.330126">
                <text:p>2.330126</text:p>
              </table:table-cell>
              <table:table-cell office:value-type="float" office:value="0.514621">
                <text:p>0.5146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.174734">
                <text:p>2.174734</text:p>
              </table:table-cell>
              <table:table-cell office:value-type="float" office:value="0.53815">
                <text:p>0.538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.252827">
                <text:p>2.252827</text:p>
              </table:table-cell>
              <table:table-cell office:value-type="float" office:value="0.489005">
                <text:p>0.4890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.353037">
                <text:p>3.353037</text:p>
              </table:table-cell>
              <table:table-cell office:value-type="float" office:value="1.484039">
                <text:p>1.4840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331272">
                <text:p>1.331272</text:p>
              </table:table-cell>
              <table:table-cell office:value-type="float" office:value="0.35285">
                <text:p>0.352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.264047">
                <text:p>3.264047</text:p>
              </table:table-cell>
              <table:table-cell office:value-type="float" office:value="1.345882">
                <text:p>1.3458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.081334">
                <text:p>2.081334</text:p>
              </table:table-cell>
              <table:table-cell office:value-type="float" office:value="0.327639">
                <text:p>0.3276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.270084">
                <text:p>2.270084</text:p>
              </table:table-cell>
              <table:table-cell office:value-type="float" office:value="0.392898">
                <text:p>0.3928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.18162">
                <text:p>3.18162</text:p>
              </table:table-cell>
              <table:table-cell office:value-type="float" office:value="1.308348">
                <text:p>1.3083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252864">
                <text:p>1.252864</text:p>
              </table:table-cell>
              <table:table-cell office:value-type="float" office:value="0.369359">
                <text:p>0.3693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.258316">
                <text:p>2.258316</text:p>
              </table:table-cell>
              <table:table-cell office:value-type="float" office:value="1.300349">
                <text:p>1.3003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332918">
                <text:p>1.332918</text:p>
              </table:table-cell>
              <table:table-cell office:value-type="float" office:value="0.388614">
                <text:p>0.3886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165338">
                <text:p>1.165338</text:p>
              </table:table-cell>
              <table:table-cell office:value-type="float" office:value="0.361598">
                <text:p>0.3615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286896">
                <text:p>1.286896</text:p>
              </table:table-cell>
              <table:table-cell office:value-type="float" office:value="0.369338">
                <text:p>0.3693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13373">
                <text:p>1.13373</text:p>
              </table:table-cell>
              <table:table-cell office:value-type="float" office:value="0.351828">
                <text:p>0.3518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224967">
                <text:p>1.224967</text:p>
              </table:table-cell>
              <table:table-cell office:value-type="float" office:value="0.321242">
                <text:p>0.3212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.154728">
                <text:p>2.154728</text:p>
              </table:table-cell>
              <table:table-cell office:value-type="float" office:value="0.299587">
                <text:p>0.2995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24238">
                <text:p>1.24238</text:p>
              </table:table-cell>
              <table:table-cell office:value-type="float" office:value="0.174859">
                <text:p>0.1748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204765">
                <text:p>1.204765</text:p>
              </table:table-cell>
              <table:table-cell office:value-type="float" office:value="0.185638">
                <text:p>0.1856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207792">
                <text:p>1.207792</text:p>
              </table:table-cell>
              <table:table-cell office:value-type="float" office:value="0.181181">
                <text:p>0.1811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128043">
                <text:p>1.128043</text:p>
              </table:table-cell>
              <table:table-cell office:value-type="float" office:value="0.176898">
                <text:p>0.1768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.15042">
                <text:p>2.15042</text:p>
              </table:table-cell>
              <table:table-cell office:value-type="float" office:value="0.154217">
                <text:p>0.1542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.301152">
                <text:p>2.301152</text:p>
              </table:table-cell>
              <table:table-cell office:value-type="float" office:value="0.169523">
                <text:p>0.1695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061883">
                <text:p>1.061883</text:p>
              </table:table-cell>
              <table:table-cell office:value-type="float" office:value="0.298557">
                <text:p>0.2985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12692">
                <text:p>1.12692</text:p>
              </table:table-cell>
              <table:table-cell office:value-type="float" office:value="1.224705">
                <text:p>1.2247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253035">
                <text:p>1.253035</text:p>
              </table:table-cell>
              <table:table-cell office:value-type="float" office:value="0.274346">
                <text:p>0.2743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272287">
                <text:p>1.272287</text:p>
              </table:table-cell>
              <table:table-cell office:value-type="float" office:value="0.241986">
                <text:p>0.2419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1222">
                <text:p>1.1222</text:p>
              </table:table-cell>
              <table:table-cell office:value-type="float" office:value="0.250481">
                <text:p>0.2504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268406">
                <text:p>1.268406</text:p>
              </table:table-cell>
              <table:table-cell office:value-type="float" office:value="0.243177">
                <text:p>0.2431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.135391">
                <text:p>2.135391</text:p>
              </table:table-cell>
              <table:table-cell office:value-type="float" office:value="1.198685">
                <text:p>1.1986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209592">
                <text:p>1.209592</text:p>
              </table:table-cell>
              <table:table-cell office:value-type="float" office:value="0.250138">
                <text:p>0.2501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.280191">
                <text:p>2.280191</text:p>
              </table:table-cell>
              <table:table-cell office:value-type="float" office:value="0.182464">
                <text:p>0.1824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.290842">
                <text:p>2.290842</text:p>
              </table:table-cell>
              <table:table-cell office:value-type="float" office:value="0.227149">
                <text:p>0.2271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210366">
                <text:p>1.210366</text:p>
              </table:table-cell>
              <table:table-cell office:value-type="float" office:value="0.191041">
                <text:p>0.1910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212482">
                <text:p>1.212482</text:p>
              </table:table-cell>
              <table:table-cell office:value-type="float" office:value="0.277176">
                <text:p>0.2771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293563">
                <text:p>1.293563</text:p>
              </table:table-cell>
              <table:table-cell office:value-type="float" office:value="0.270627">
                <text:p>0.2706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282952">
                <text:p>1.282952</text:p>
              </table:table-cell>
              <table:table-cell office:value-type="float" office:value="0.143858">
                <text:p>0.1438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.249386">
                <text:p>2.249386</text:p>
              </table:table-cell>
              <table:table-cell office:value-type="float" office:value="0.185632">
                <text:p>0.1856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.088056">
                <text:p>2.088056</text:p>
              </table:table-cell>
              <table:table-cell office:value-type="float" office:value="0.231595">
                <text:p>0.2315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853538">
                <text:p>0.853538</text:p>
              </table:table-cell>
              <table:table-cell office:value-type="float" office:value="0.193722">
                <text:p>0.1937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.103571">
                <text:p>2.103571</text:p>
              </table:table-cell>
              <table:table-cell office:value-type="float" office:value="0.182161">
                <text:p>0.1821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.145664">
                <text:p>2.145664</text:p>
              </table:table-cell>
              <table:table-cell office:value-type="float" office:value="0.188924">
                <text:p>0.1889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083779">
                <text:p>1.083779</text:p>
              </table:table-cell>
              <table:table-cell office:value-type="float" office:value="0.168162">
                <text:p>0.1681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807546">
                <text:p>0.807546</text:p>
              </table:table-cell>
              <table:table-cell office:value-type="float" office:value="0.176771">
                <text:p>0.1767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896672">
                <text:p>0.896672</text:p>
              </table:table-cell>
              <table:table-cell office:value-type="float" office:value="1.170445">
                <text:p>1.1704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868619">
                <text:p>0.868619</text:p>
              </table:table-cell>
              <table:table-cell office:value-type="float" office:value="0.167443">
                <text:p>0.1674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00098">
                <text:p>1.00098</text:p>
              </table:table-cell>
              <table:table-cell office:value-type="float" office:value="0.10951">
                <text:p>0.109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711636">
                <text:p>0.711636</text:p>
              </table:table-cell>
              <table:table-cell office:value-type="float" office:value="0.142939">
                <text:p>0.1429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98117">
                <text:p>0.98117</text:p>
              </table:table-cell>
              <table:table-cell office:value-type="float" office:value="0.178535">
                <text:p>0.1785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956994">
                <text:p>0.956994</text:p>
              </table:table-cell>
              <table:table-cell office:value-type="float" office:value="1.204257">
                <text:p>1.2042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.031333">
                <text:p>2.031333</text:p>
              </table:table-cell>
              <table:table-cell office:value-type="float" office:value="0.166088">
                <text:p>0.1660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030756">
                <text:p>1.030756</text:p>
              </table:table-cell>
              <table:table-cell office:value-type="float" office:value="0.145398">
                <text:p>0.145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960079">
                <text:p>0.960079</text:p>
              </table:table-cell>
              <table:table-cell office:value-type="float" office:value="0.172784">
                <text:p>0.1727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796184">
                <text:p>0.796184</text:p>
              </table:table-cell>
              <table:table-cell office:value-type="float" office:value="0.154148">
                <text:p>0.1541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830955">
                <text:p>0.830955</text:p>
              </table:table-cell>
              <table:table-cell office:value-type="float" office:value="0.14417">
                <text:p>0.144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817013">
                <text:p>0.817013</text:p>
              </table:table-cell>
              <table:table-cell office:value-type="float" office:value="1.180217">
                <text:p>1.1802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percentage" chart:data-label-text="false" chart:data-label-symbol="false"/>
      <style:graphic-properties draw:stroke="none" draw:fill-color="#004586" dr3d:edge-rounding="5%"/>
      <style:text-properties fo:color="#ffffff" fo:font-size="18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3cm" svg:height="8.997cm" xlink:href=".." xlink:type="simple" chart:class="chart:ring" chart:style-name="ch1">
        <chart:title svg:x="7.395cm" svg:y="0.314cm" chart:style-name="ch2">
          <text:p>Math</text:p>
        </chart:title>
        <chart:legend chart:legend-position="end" svg:x="13.089cm" svg:y="3.968cm" style:legend-expansion="high" chart:style-name="ch3"/>
        <chart:plot-area chart:style-name="ch4" table:cell-range-address="Costs.B15:Costs.B17 Costs.D15:Costs.D17" chart:data-source-has-labels="both" svg:x="0.319cm" svg:y="1.461cm" svg:width="12.451cm" svg:height="7.357cm">
          <chartooo:coordinate-region svg:x="2.866cm" svg:y="1.462cm" svg:width="7.356cm" svg:height="7.356cm"/>
          <chart:axis chart:dimension="x" chart:name="primary-x" chart:style-name="ch5" chartooo:axis-type="auto">
            <chartooo:date-scale/>
            <chart:categories table:cell-range-address="Costs.B16:Costs.B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sts.D16:Costs.D17" chart:label-cell-address="Costs.D15:Costs.D1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</text:p>
                <draw:g>
                  <svg:desc>Costs.D15:Costs.D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ithout FaaS</text:p>
                <draw:g>
                  <svg:desc>Costs.B16:Costs.B17</svg:desc>
                </draw:g>
              </table:table-cell>
              <table:table-cell office:value-type="float" office:value="0.00819406958">
                <text:p>0.00819406958</text:p>
                <draw:g>
                  <svg:desc>Costs.D16:Costs.D17</svg:desc>
                </draw:g>
              </table:table-cell>
            </table:table-row>
            <table:table-row>
              <table:table-cell office:value-type="string">
                <text:p>With FaaS</text:p>
              </table:table-cell>
              <table:table-cell office:value-type="float" office:value="0.0457052896">
                <text:p>0.04570528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percentage" chart:data-label-text="false" chart:data-label-symbol="false"/>
      <style:graphic-properties draw:stroke="none" draw:fill-color="#004586" dr3d:edge-rounding="5%"/>
      <style:text-properties fo:color="#ffffff" fo:font-size="18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3cm" svg:height="8.997cm" xlink:href=".." xlink:type="simple" chart:class="chart:ring" chart:style-name="ch1">
        <chart:title svg:x="7.429cm" svg:y="0.314cm" chart:style-name="ch2">
          <text:p>CPU</text:p>
        </chart:title>
        <chart:legend chart:legend-position="end" svg:x="13.089cm" svg:y="3.968cm" style:legend-expansion="high" chart:style-name="ch3"/>
        <chart:plot-area chart:style-name="ch4" table:cell-range-address="Costs.B18:Costs.B19 Costs.D18:Costs.D19" chart:data-source-has-labels="column" svg:x="0.319cm" svg:y="1.461cm" svg:width="12.451cm" svg:height="7.357cm">
          <chartooo:coordinate-region svg:x="2.866cm" svg:y="1.462cm" svg:width="7.356cm" svg:height="7.356cm"/>
          <chart:axis chart:dimension="x" chart:name="primary-x" chart:style-name="ch5" chartooo:axis-type="auto">
            <chartooo:date-scale/>
            <chart:categories table:cell-range-address="Costs.B18:Costs.B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sts.D18:Costs.D19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Without FaaS</text:p>
                <draw:g>
                  <svg:desc>Costs.B18:Costs.B19</svg:desc>
                </draw:g>
              </table:table-cell>
              <table:table-cell office:value-type="float" office:value="0.02326725921">
                <text:p>0.02326725921</text:p>
                <draw:g>
                  <svg:desc>Costs.D18:Costs.D19</svg:desc>
                </draw:g>
              </table:table-cell>
            </table:table-row>
            <table:table-row>
              <table:table-cell office:value-type="string">
                <text:p>With FaaS</text:p>
              </table:table-cell>
              <table:table-cell office:value-type="float" office:value="0.059623417495">
                <text:p>0.0596234174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percentage" chart:data-label-text="false" chart:data-label-symbol="false"/>
      <style:graphic-properties draw:stroke="none" draw:fill-color="#004586" dr3d:edge-rounding="5%"/>
      <style:text-properties fo:color="#ffffff" fo:font-size="18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3cm" svg:height="8.997cm" xlink:href=".." xlink:type="simple" chart:class="chart:ring" chart:style-name="ch1">
        <chart:title svg:x="7.083cm" svg:y="0.314cm" chart:style-name="ch2">
          <text:p>Memory</text:p>
        </chart:title>
        <chart:legend chart:legend-position="end" svg:x="13.089cm" svg:y="3.968cm" style:legend-expansion="high" chart:style-name="ch3"/>
        <chart:plot-area chart:style-name="ch4" table:cell-range-address="Costs.B20:Costs.B21 Costs.D20:Costs.D21" chart:data-source-has-labels="column" svg:x="0.319cm" svg:y="1.461cm" svg:width="12.451cm" svg:height="7.357cm">
          <chartooo:coordinate-region svg:x="2.866cm" svg:y="1.462cm" svg:width="7.356cm" svg:height="7.356cm"/>
          <chart:axis chart:dimension="x" chart:name="primary-x" chart:style-name="ch5" chartooo:axis-type="auto">
            <chartooo:date-scale/>
            <chart:categories table:cell-range-address="Costs.B20:Costs.B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sts.D20:Costs.D2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Without FaaS</text:p>
                <draw:g>
                  <svg:desc>Costs.B20:Costs.B21</svg:desc>
                </draw:g>
              </table:table-cell>
              <table:table-cell office:value-type="float" office:value="0.07594872033">
                <text:p>0.07594872033</text:p>
                <draw:g>
                  <svg:desc>Costs.D20:Costs.D21</svg:desc>
                </draw:g>
              </table:table-cell>
            </table:table-row>
            <table:table-row>
              <table:table-cell office:value-type="string">
                <text:p>With FaaS</text:p>
              </table:table-cell>
              <table:table-cell office:value-type="float" office:value="0.11321642728">
                <text:p>0.113216427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percentage" chart:data-label-text="false" chart:data-label-symbol="false"/>
      <style:graphic-properties draw:stroke="none" draw:fill-color="#004586" dr3d:edge-rounding="5%"/>
      <style:text-properties fo:color="#ffffff" fo:font-size="18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3cm" svg:height="9.026cm" xlink:href=".." xlink:type="simple" chart:class="chart:ring" chart:style-name="ch1">
        <chart:title svg:x="7.607cm" svg:y="0.315cm" chart:style-name="ch2">
          <text:p>I/O</text:p>
        </chart:title>
        <chart:legend chart:legend-position="end" svg:x="13.089cm" svg:y="3.983cm" style:legend-expansion="high" chart:style-name="ch3"/>
        <chart:plot-area chart:style-name="ch4" table:cell-range-address="Costs.B22:Costs.B23 Costs.D22:Costs.D23" chart:data-source-has-labels="column" svg:x="0.319cm" svg:y="1.464cm" svg:width="12.451cm" svg:height="7.382cm">
          <chartooo:coordinate-region svg:x="2.853cm" svg:y="1.465cm" svg:width="7.381cm" svg:height="7.381cm"/>
          <chart:axis chart:dimension="x" chart:name="primary-x" chart:style-name="ch5" chartooo:axis-type="auto">
            <chartooo:date-scale/>
            <chart:categories table:cell-range-address="Costs.B22:Costs.B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sts.D22:Costs.D2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Without FaaS</text:p>
                <draw:g>
                  <svg:desc>Costs.B22:Costs.B23</svg:desc>
                </draw:g>
              </table:table-cell>
              <table:table-cell office:value-type="float" office:value="0.52339890064">
                <text:p>0.52339890064</text:p>
                <draw:g>
                  <svg:desc>Costs.D22:Costs.D23</svg:desc>
                </draw:g>
              </table:table-cell>
            </table:table-row>
            <table:table-row>
              <table:table-cell office:value-type="string">
                <text:p>With FaaS</text:p>
              </table:table-cell>
              <table:table-cell office:value-type="float" office:value="0.34791469696">
                <text:p>0.347914696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